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4.8104in" fo:margin-left="0in" fo:break-before="page" table:align="left" style:writing-mode="lr-tb"/>
    </style:style>
    <style:style style:name="Table1.A" style:family="table-column">
      <style:table-column-properties style:column-width="1.1993in"/>
    </style:style>
    <style:style style:name="Table1.B" style:family="table-column">
      <style:table-column-properties style:column-width="1.2in"/>
    </style:style>
    <style:style style:name="Table1.D" style:family="table-column">
      <style:table-column-properties style:column-width="1.2111in"/>
    </style:style>
    <style:style style:name="Table1.A1" style:family="table-cell">
      <style:table-cell-properties fo:padding="0.0382in" fo:border-left="3pt solid #000000" fo:border-right="none" fo:border-top="3pt solid #000000" fo:border-bottom="1pt solid #000000"/>
    </style:style>
    <style:style style:name="Table1.C1" style:family="table-cell">
      <style:table-cell-properties fo:padding="0.0382in" fo:border-left="1pt solid #000000" fo:border-right="3pt solid #000000" fo:border-top="3pt solid #000000" fo:border-bottom="1pt solid #000000"/>
    </style:style>
    <style:style style:name="Table1.A2" style:family="table-cell">
      <style:table-cell-properties fo:padding="0.0382in" fo:border-left="3pt solid #000000" fo:border-right="none" fo:border-top="none" fo:border-bottom="1pt solid #000000"/>
    </style:style>
    <style:style style:name="Table1.C2" style:family="table-cell">
      <style:table-cell-properties fo:padding="0.0382in" fo:border-left="1pt solid #000000" fo:border-right="3pt solid #000000" fo:border-top="none" fo:border-bottom="1pt solid #000000"/>
    </style:style>
    <style:style style:name="Table1.A3" style:family="table-cell">
      <style:table-cell-properties fo:padding="0.0382in" fo:border-left="3pt solid #000000" fo:border-right="3pt solid #000000" fo:border-top="none" fo:border-bottom="1pt solid #000000"/>
    </style:style>
    <style:style style:name="Table1.A4" style:family="table-cell">
      <style:table-cell-properties fo:padding="0.0382in" fo:border-left="3pt solid #000000" fo:border-right="none" fo:border-top="none" fo:border-bottom="3pt solid #000000"/>
    </style:style>
    <style:style style:name="Table1.B4" style:family="table-cell">
      <style:table-cell-properties fo:padding="0.0382in" fo:border-left="1pt solid #000000" fo:border-right="none" fo:border-top="none" fo:border-bottom="3pt solid #000000"/>
    </style:style>
    <style:style style:name="Table1.D4" style:family="table-cell">
      <style:table-cell-properties fo:padding="0.0382in" fo:border-left="1pt solid #000000" fo:border-right="3pt solid #000000" fo:border-top="none" fo:border-bottom="3pt solid #000000"/>
    </style:style>
    <style:style style:name="Table2" style:family="table">
      <style:table-properties style:width="4.8125in" fo:margin-left="0in" table:align="left" style:writing-mode="lr-tb"/>
    </style:style>
    <style:style style:name="Table2.A" style:family="table-column">
      <style:table-column-properties style:column-width="1.6in"/>
    </style:style>
    <style:style style:name="Table2.C" style:family="table-column">
      <style:table-column-properties style:column-width="1.6125in"/>
    </style:style>
    <style:style style:name="Table2.A1" style:family="table-cell">
      <style:table-cell-properties fo:padding="0.0382in" fo:border-left="3pt solid #000000" fo:border-right="none" fo:border-top="3pt solid #000000" fo:border-bottom="1pt solid #000000"/>
    </style:style>
    <style:style style:name="Table2.C1" style:family="table-cell">
      <style:table-cell-properties fo:padding="0.0382in" fo:border-left="3pt solid #000000" fo:border-right="3pt solid #000000" fo:border-top="3pt solid #000000" fo:border-bottom="1pt solid #000000"/>
    </style:style>
    <style:style style:name="Table2.A2" style:family="table-cell">
      <style:table-cell-properties fo:padding="0.0382in" fo:border-left="3pt solid #000000" fo:border-right="none" fo:border-top="none" fo:border-bottom="1pt solid #000000"/>
    </style:style>
    <style:style style:name="Table2.C2" style:family="table-cell">
      <style:table-cell-properties fo:padding="0.0382in" fo:border-left="3pt solid #000000" fo:border-right="3pt solid #000000" fo:border-top="none" fo:border-bottom="1pt solid #000000"/>
    </style:style>
    <style:style style:name="Table2.3" style:family="table-row">
      <style:table-row-properties style:row-height="0.1in"/>
    </style:style>
    <style:style style:name="Table2.A3" style:family="table-cell">
      <style:table-cell-properties fo:padding="0.0382in" fo:border-left="0.05pt solid #000000" fo:border-right="none" fo:border-top="1.5pt solid #000000" fo:border-bottom="1.5pt solid #000000"/>
    </style:style>
    <style:style style:name="Table2.B3" style:family="table-cell">
      <style:table-cell-properties fo:padding="0.0382in" fo:border-left="none" fo:border-right="none" fo:border-top="1.5pt solid #000000" fo:border-bottom="1.5pt solid #000000"/>
    </style:style>
    <style:style style:name="Table2.C3" style:family="table-cell">
      <style:table-cell-properties fo:padding="0.0382in" fo:border-left="none" fo:border-right="0.05pt solid #000000" fo:border-top="1.5pt solid #000000" fo:border-bottom="1.5pt solid #000000"/>
    </style:style>
    <style:style style:name="Table2.5" style:family="table-row">
      <style:table-row-properties style:min-row-height="0.2993in"/>
    </style:style>
    <style:style style:name="Table2.A18" style:family="table-cell">
      <style:table-cell-properties fo:padding="0.0382in" fo:border-left="3pt solid #000000" fo:border-right="none" fo:border-top="none" fo:border-bottom="3pt solid #000000"/>
    </style:style>
    <style:style style:name="Table2.C18" style:family="table-cell">
      <style:table-cell-properties fo:padding="0.0382in" fo:border-left="3pt solid #000000" fo:border-right="3pt solid #000000" fo:border-top="none" fo:border-bottom="3pt solid #000000"/>
    </style:style>
    <style:style style:name="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9pt" officeooo:paragraph-rsid="001bb460" style:font-size-asian="9pt" style:font-size-complex="9pt"/>
    </style:style>
    <style:style style:name="P2" style:family="paragraph" style:parent-style-name="First_20_Paragraph">
      <style:paragraph-properties fo:line-height="95%"/>
      <style:text-properties fo:color="#000000" loext:opacity="100%" fo:font-size="8.60000038146973pt" fo:font-weight="bold" style:font-size-asian="14pt" style:font-weight-asian="bold" style:font-size-complex="14pt"/>
    </style:style>
    <style:style style:name="P3" style:family="paragraph" style:parent-style-name="First_20_Paragraph" style:master-page-name="">
      <style:paragraph-properties fo:line-height="95%" style:page-number="auto"/>
      <style:text-properties fo:color="#000000" loext:opacity="100%" fo:font-size="8.60000038146973pt" style:font-size-asian="16pt" style:font-size-complex="16pt"/>
    </style:style>
    <style:style style:name="P4" style:family="paragraph" style:parent-style-name="First_20_Paragraph">
      <style:paragraph-properties fo:line-height="95%"/>
      <style:text-properties fo:color="#000000" loext:opacity="100%" fo:font-size="8.60000038146973pt" style:font-size-asian="14pt" style:font-size-complex="14pt"/>
    </style:style>
    <style:style style:name="P5" style:family="paragraph" style:parent-style-name="Text_20_body">
      <style:paragraph-properties fo:line-height="95%"/>
      <style:text-properties fo:color="#000000" loext:opacity="100%" fo:font-size="8.60000038146973pt" fo:font-weight="bold" style:font-size-asian="14pt" style:font-weight-asian="bold" style:font-size-complex="14pt"/>
    </style:style>
    <style:style style:name="P6" style:family="paragraph" style:parent-style-name="Text_20_body">
      <style:paragraph-properties fo:line-height="95%"/>
      <style:text-properties fo:color="#000000" loext:opacity="100%" fo:font-size="8.60000038146973pt" style:font-size-asian="16pt" style:font-size-complex="16pt"/>
    </style:style>
    <style:style style:name="P7" style:family="paragraph" style:parent-style-name="Text_20_body">
      <style:paragraph-properties fo:line-height="95%"/>
      <style:text-properties fo:color="#000000" loext:opacity="100%" fo:font-size="8.60000038146973pt" style:font-size-asian="14pt" style:font-size-complex="14pt"/>
    </style:style>
    <style:style style:name="P8" style:family="paragraph" style:parent-style-name="Heading_20_1">
      <loext:graphic-properties draw:fill-gradient-name="gradient" draw:fill-hatch-name="hatch"/>
      <style:paragraph-properties fo:margin-top="0in" fo:margin-bottom="0in" style:contextual-spacing="false" fo:line-height="95%"/>
      <style:text-properties fo:color="#000000" loext:opacity="100%" fo:font-size="14pt" style:font-size-asian="16pt" style:font-size-complex="16pt"/>
    </style:style>
    <style:style style:name="P9" style:family="paragraph" style:parent-style-name="Heading_20_2">
      <style:paragraph-properties fo:line-height="95%"/>
      <style:text-properties fo:color="#000000" loext:opacity="100%" fo:font-size="12pt" style:font-size-asian="14pt" style:font-size-complex="14pt"/>
    </style:style>
    <style:style style:name="P10" style:family="paragraph" style:parent-style-name="Compact" style:list-style-name="WWNum1001">
      <style:paragraph-properties fo:line-height="95%"/>
      <style:text-properties fo:color="#000000" loext:opacity="100%" fo:font-size="8.60000038146973pt" style:font-size-asian="14pt" style:font-size-complex="14pt"/>
    </style:style>
    <style:style style:name="P11" style:family="paragraph" style:parent-style-name="Compact" style:list-style-name="WWNum1002">
      <style:paragraph-properties fo:line-height="95%"/>
      <style:text-properties fo:color="#000000" loext:opacity="100%" fo:font-size="8.60000038146973pt" style:font-size-asian="14pt" style:font-size-complex="14pt"/>
    </style:style>
    <style:style style:name="P12" style:family="paragraph" style:parent-style-name="Compact" style:list-style-name="WWNum1003">
      <style:paragraph-properties fo:line-height="95%"/>
      <style:text-properties fo:color="#000000" loext:opacity="100%" fo:font-size="8.60000038146973pt" style:font-size-asian="14pt" style:font-size-complex="14pt"/>
    </style:style>
    <style:style style:name="P13" style:family="paragraph" style:parent-style-name="Compact" style:list-style-name="WWNum1004">
      <style:paragraph-properties fo:line-height="95%"/>
      <style:text-properties fo:color="#000000" loext:opacity="100%" fo:font-size="8.60000038146973pt" style:font-size-asian="14pt" style:font-size-complex="14pt"/>
    </style:style>
    <style:style style:name="P14" style:family="paragraph" style:parent-style-name="Compact" style:list-style-name="WWNum1005">
      <style:paragraph-properties fo:line-height="95%"/>
      <style:text-properties fo:color="#000000" loext:opacity="100%" fo:font-size="8.60000038146973pt" style:font-size-asian="14pt" style:font-size-complex="14pt"/>
    </style:style>
    <style:style style:name="P15" style:family="paragraph" style:parent-style-name="Compact" style:list-style-name="WWNum1006">
      <style:paragraph-properties fo:line-height="95%"/>
      <style:text-properties fo:color="#000000" loext:opacity="100%" fo:font-size="8.60000038146973pt" style:font-size-asian="14pt" style:font-size-complex="14pt"/>
    </style:style>
    <style:style style:name="P16" style:family="paragraph" style:parent-style-name="Compact" style:list-style-name="WWNum1007">
      <style:paragraph-properties fo:line-height="95%"/>
      <style:text-properties fo:color="#000000" loext:opacity="100%" fo:font-size="8.60000038146973pt" style:font-size-asian="14pt" style:font-size-complex="14pt"/>
    </style:style>
    <style:style style:name="P17" style:family="paragraph" style:parent-style-name="Compact" style:list-style-name="WWNum1008">
      <style:paragraph-properties fo:line-height="95%"/>
      <style:text-properties fo:color="#000000" loext:opacity="100%" fo:font-size="8.60000038146973pt" style:font-size-asian="14pt" style:font-size-complex="14pt"/>
    </style:style>
    <style:style style:name="P18" style:family="paragraph" style:parent-style-name="Compact" style:list-style-name="WWNum1009">
      <style:paragraph-properties fo:line-height="95%"/>
      <style:text-properties fo:color="#000000" loext:opacity="100%" fo:font-size="8.60000038146973pt" style:font-size-asian="14pt" style:font-size-complex="14pt"/>
    </style:style>
    <style:style style:name="P19" style:family="paragraph" style:parent-style-name="Compact" style:list-style-name="WWNum1010">
      <style:paragraph-properties fo:line-height="95%"/>
      <style:text-properties fo:color="#000000" loext:opacity="100%" fo:font-size="8.60000038146973pt" style:font-size-asian="14pt" style:font-size-complex="14pt"/>
    </style:style>
    <style:style style:name="P20" style:family="paragraph" style:parent-style-name="Compact" style:list-style-name="WWNum1011">
      <style:paragraph-properties fo:line-height="95%"/>
      <style:text-properties fo:color="#000000" loext:opacity="100%" fo:font-size="8.60000038146973pt" style:font-size-asian="14pt" style:font-size-complex="14pt"/>
    </style:style>
    <style:style style:name="P21" style:family="paragraph" style:parent-style-name="Compact" style:list-style-name="WWNum1012">
      <style:paragraph-properties fo:line-height="95%"/>
      <style:text-properties fo:color="#000000" loext:opacity="100%" fo:font-size="8.60000038146973pt" style:font-size-asian="14pt" style:font-size-complex="14pt"/>
    </style:style>
    <style:style style:name="P22" style:family="paragraph" style:parent-style-name="Compact" style:list-style-name="WWNum1013">
      <style:paragraph-properties fo:line-height="95%"/>
      <style:text-properties fo:color="#000000" loext:opacity="100%" fo:font-size="8.60000038146973pt" style:font-size-asian="14pt" style:font-size-complex="14pt"/>
    </style:style>
    <style:style style:name="P23" style:family="paragraph" style:parent-style-name="Compact" style:list-style-name="WWNum1014">
      <style:paragraph-properties fo:line-height="95%"/>
      <style:text-properties fo:color="#000000" loext:opacity="100%" fo:font-size="8.60000038146973pt" style:font-size-asian="14pt" style:font-size-complex="14pt"/>
    </style:style>
    <style:style style:name="P24" style:family="paragraph" style:parent-style-name="Compact" style:list-style-name="WWNum1015">
      <style:paragraph-properties fo:line-height="95%"/>
      <style:text-properties fo:color="#000000" loext:opacity="100%" fo:font-size="8.60000038146973pt" style:font-size-asian="14pt" style:font-size-complex="14pt"/>
    </style:style>
    <style:style style:name="P25" style:family="paragraph" style:parent-style-name="Compact" style:list-style-name="WWNum1016">
      <style:paragraph-properties fo:line-height="95%"/>
      <style:text-properties fo:color="#000000" loext:opacity="100%" fo:font-size="8.60000038146973pt" style:font-size-asian="14pt" style:font-size-complex="14pt"/>
    </style:style>
    <style:style style:name="P26" style:family="paragraph" style:parent-style-name="Compact" style:list-style-name="WWNum1017">
      <style:paragraph-properties fo:line-height="95%"/>
      <style:text-properties fo:color="#000000" loext:opacity="100%" fo:font-size="8.60000038146973pt" style:font-size-asian="14pt" style:font-size-complex="14pt"/>
    </style:style>
    <style:style style:name="P27" style:family="paragraph" style:parent-style-name="Compact" style:list-style-name="WWNum1018">
      <style:paragraph-properties fo:line-height="95%"/>
      <style:text-properties fo:color="#000000" loext:opacity="100%" fo:font-size="8.60000038146973pt" style:font-size-asian="14pt" style:font-size-complex="14pt"/>
    </style:style>
    <style:style style:name="P28" style:family="paragraph" style:parent-style-name="Compact" style:list-style-name="WWNum1018">
      <style:paragraph-properties fo:line-height="95%"/>
      <style:text-properties fo:color="#000000" loext:opacity="100%" fo:font-size="8.60000038146973pt" officeooo:paragraph-rsid="00235b23" style:font-size-asian="14pt" style:font-size-complex="14pt"/>
    </style:style>
    <style:style style:name="P29" style:family="paragraph" style:parent-style-name="Compact" style:list-style-name="WWNum1019">
      <style:paragraph-properties fo:line-height="95%"/>
      <style:text-properties fo:color="#000000" loext:opacity="100%" fo:font-size="8.60000038146973pt" style:font-size-asian="14pt" style:font-size-complex="14pt"/>
    </style:style>
    <style:style style:name="P30" style:family="paragraph" style:parent-style-name="Compact" style:list-style-name="WWNum1020">
      <style:paragraph-properties fo:line-height="95%"/>
      <style:text-properties fo:color="#000000" loext:opacity="100%" fo:font-size="8.60000038146973pt" style:font-size-asian="14pt" style:font-size-complex="14pt"/>
    </style:style>
    <style:style style:name="P31" style:family="paragraph" style:parent-style-name="Compact" style:list-style-name="WWNum1021">
      <style:paragraph-properties fo:line-height="95%"/>
      <style:text-properties fo:color="#000000" loext:opacity="100%" fo:font-size="8.60000038146973pt" style:font-size-asian="14pt" style:font-size-complex="14pt"/>
    </style:style>
    <style:style style:name="P32" style:family="paragraph" style:parent-style-name="Compact" style:list-style-name="WWNum1022">
      <style:paragraph-properties fo:line-height="95%"/>
      <style:text-properties fo:color="#000000" loext:opacity="100%" fo:font-size="8.60000038146973pt" style:font-size-asian="14pt" style:font-size-complex="14pt"/>
    </style:style>
    <style:style style:name="P33" style:family="paragraph" style:parent-style-name="Compact" style:list-style-name="WWNum1023">
      <style:paragraph-properties fo:line-height="95%"/>
      <style:text-properties fo:color="#000000" loext:opacity="100%" fo:font-size="8.60000038146973pt" style:font-size-asian="14pt" style:font-size-complex="14pt"/>
    </style:style>
    <style:style style:name="P34" style:family="paragraph" style:parent-style-name="Compact" style:list-style-name="WWNum1024">
      <style:paragraph-properties fo:line-height="95%"/>
      <style:text-properties fo:color="#000000" loext:opacity="100%" fo:font-size="8.60000038146973pt" style:font-size-asian="14pt" style:font-size-complex="14pt"/>
    </style:style>
    <style:style style:name="P35" style:family="paragraph" style:parent-style-name="Compact" style:list-style-name="WWNum1025">
      <style:paragraph-properties fo:line-height="95%"/>
      <style:text-properties fo:color="#000000" loext:opacity="100%" fo:font-size="8.60000038146973pt" style:font-size-asian="14pt" style:font-size-complex="14pt"/>
    </style:style>
    <style:style style:name="P36" style:family="paragraph" style:parent-style-name="Compact" style:list-style-name="WWNum1026">
      <style:paragraph-properties fo:line-height="95%"/>
      <style:text-properties fo:color="#000000" loext:opacity="100%" fo:font-size="8.60000038146973pt" style:font-size-asian="14pt" style:font-size-complex="14pt"/>
    </style:style>
    <style:style style:name="P37" style:family="paragraph" style:parent-style-name="Compact" style:list-style-name="WWNum1027">
      <style:paragraph-properties fo:line-height="95%"/>
      <style:text-properties fo:color="#000000" loext:opacity="100%" fo:font-size="8.60000038146973pt" style:font-size-asian="14pt" style:font-size-complex="14pt"/>
    </style:style>
    <style:style style:name="P38" style:family="paragraph" style:parent-style-name="Compact" style:list-style-name="WWNum1028">
      <style:paragraph-properties fo:line-height="95%"/>
      <style:text-properties fo:color="#000000" loext:opacity="100%" fo:font-size="8.60000038146973pt" style:font-size-asian="14pt" style:font-size-complex="14pt"/>
    </style:style>
    <style:style style:name="P39" style:family="paragraph" style:parent-style-name="Compact" style:list-style-name="WWNum1029">
      <style:paragraph-properties fo:line-height="95%"/>
      <style:text-properties fo:color="#000000" loext:opacity="100%" fo:font-size="8.60000038146973pt" style:font-size-asian="14pt" style:font-size-complex="14pt"/>
    </style:style>
    <style:style style:name="P40" style:family="paragraph" style:parent-style-name="Compact" style:list-style-name="WWNum1030">
      <style:paragraph-properties fo:line-height="95%"/>
      <style:text-properties fo:color="#000000" loext:opacity="100%" fo:font-size="8.60000038146973pt" style:font-size-asian="14pt" style:font-size-complex="14pt"/>
    </style:style>
    <style:style style:name="P41" style:family="paragraph" style:parent-style-name="Compact" style:list-style-name="WWNum1031">
      <style:paragraph-properties fo:line-height="95%"/>
      <style:text-properties fo:color="#000000" loext:opacity="100%" fo:font-size="8.60000038146973pt" style:font-size-asian="14pt" style:font-size-complex="14pt"/>
    </style:style>
    <style:style style:name="P42" style:family="paragraph" style:parent-style-name="Compact" style:list-style-name="WWNum1032">
      <style:paragraph-properties fo:line-height="95%"/>
      <style:text-properties fo:color="#000000" loext:opacity="100%" fo:font-size="8.60000038146973pt" style:font-size-asian="14pt" style:font-size-complex="14pt"/>
    </style:style>
    <style:style style:name="P43" style:family="paragraph" style:parent-style-name="Compact" style:list-style-name="WWNum1033">
      <style:paragraph-properties fo:line-height="95%"/>
      <style:text-properties fo:color="#000000" loext:opacity="100%" fo:font-size="8.60000038146973pt" style:font-size-asian="14pt" style:font-size-complex="14pt"/>
    </style:style>
    <style:style style:name="P44" style:family="paragraph" style:parent-style-name="Compact" style:list-style-name="WWNum1034">
      <style:paragraph-properties fo:line-height="95%"/>
      <style:text-properties fo:color="#000000" loext:opacity="100%" fo:font-size="8.60000038146973pt" style:font-size-asian="14pt" style:font-size-complex="14pt"/>
    </style:style>
    <style:style style:name="P45" style:family="paragraph" style:parent-style-name="Compact" style:list-style-name="WWNum1035">
      <style:paragraph-properties fo:line-height="95%"/>
      <style:text-properties fo:color="#000000" loext:opacity="100%" fo:font-size="8.60000038146973pt" style:font-size-asian="14pt" style:font-size-complex="14pt"/>
    </style:style>
    <style:style style:name="P46" style:family="paragraph" style:parent-style-name="Compact" style:list-style-name="WWNum1036">
      <style:paragraph-properties fo:line-height="95%"/>
      <style:text-properties fo:color="#000000" loext:opacity="100%" fo:font-size="8.60000038146973pt" style:font-size-asian="14pt" style:font-size-complex="14pt"/>
    </style:style>
    <style:style style:name="P47" style:family="paragraph" style:parent-style-name="Compact" style:list-style-name="WWNum1037">
      <style:paragraph-properties fo:line-height="95%"/>
      <style:text-properties fo:color="#000000" loext:opacity="100%" fo:font-size="8.60000038146973pt" style:font-size-asian="14pt" style:font-size-complex="14pt"/>
    </style:style>
    <style:style style:name="P48" style:family="paragraph" style:parent-style-name="Compact" style:list-style-name="WWNum1038">
      <style:paragraph-properties fo:line-height="95%"/>
      <style:text-properties fo:color="#000000" loext:opacity="100%" fo:font-size="8.60000038146973pt" style:font-size-asian="14pt" style:font-size-complex="14pt"/>
    </style:style>
    <style:style style:name="P49" style:family="paragraph" style:parent-style-name="Compact" style:list-style-name="WWNum1039">
      <style:paragraph-properties fo:line-height="95%"/>
      <style:text-properties fo:color="#000000" loext:opacity="100%" fo:font-size="8.60000038146973pt" style:font-size-asian="14pt" style:font-size-complex="14pt"/>
    </style:style>
    <style:style style:name="P50" style:family="paragraph" style:parent-style-name="Compact" style:list-style-name="WWNum1040">
      <style:paragraph-properties fo:line-height="95%"/>
      <style:text-properties fo:color="#000000" loext:opacity="100%" fo:font-size="8.60000038146973pt" style:font-size-asian="14pt" style:font-size-complex="14pt"/>
    </style:style>
    <style:style style:name="P51" style:family="paragraph" style:parent-style-name="Compact">
      <style:paragraph-properties fo:line-height="95%" fo:break-before="page"/>
      <style:text-properties fo:color="#000000" loext:opacity="100%" fo:font-size="8.60000038146973pt" officeooo:paragraph-rsid="0024c93e" style:font-size-asian="14pt" style:font-size-complex="14pt"/>
    </style:style>
    <style:style style:name="P52" style:family="paragraph" style:parent-style-name="Compact" style:list-style-name="WWNum1014">
      <style:paragraph-properties fo:line-height="95%"/>
    </style:style>
    <style:style style:name="P53" style:family="paragraph" style:parent-style-name="Compact" style:list-style-name="WWNum1019">
      <style:paragraph-properties fo:line-height="95%"/>
    </style:style>
    <style:style style:name="P54" style:family="paragraph" style:parent-style-name="Compact" style:list-style-name="WWNum1020">
      <style:paragraph-properties fo:line-height="95%"/>
    </style:style>
    <style:style style:name="P55" style:family="paragraph" style:parent-style-name="Compact" style:list-style-name="WWNum1029">
      <style:paragraph-properties fo:line-height="95%"/>
    </style:style>
    <style:style style:name="P56" style:family="paragraph" style:parent-style-name="Compact" style:list-style-name="WWNum1040">
      <style:paragraph-properties fo:line-height="95%"/>
    </style:style>
    <style:style style:name="P57" style:family="paragraph" style:parent-style-name="Compact" style:list-style-name="WWNum1021">
      <style:paragraph-properties fo:line-height="95%"/>
    </style:style>
    <style:style style:name="P58" style:family="paragraph" style:parent-style-name="Compact" style:list-style-name="WWNum1022">
      <style:paragraph-properties fo:line-height="95%"/>
    </style:style>
    <style:style style:name="P59" style:family="paragraph" style:parent-style-name="Compact" style:list-style-name="WWNum1036">
      <style:paragraph-properties fo:line-height="95%"/>
    </style:style>
    <style:style style:name="P60" style:family="paragraph" style:parent-style-name="Compact" style:list-style-name="WWNum1027">
      <style:paragraph-properties fo:line-height="95%"/>
    </style:style>
    <style:style style:name="P61" style:family="paragraph" style:parent-style-name="Compact" style:list-style-name="WWNum1024">
      <style:paragraph-properties fo:line-height="95%"/>
    </style:style>
    <style:style style:name="P62" style:family="paragraph" style:parent-style-name="Compact" style:list-style-name="WWNum1023">
      <style:paragraph-properties fo:line-height="95%"/>
    </style:style>
    <style:style style:name="P63" style:family="paragraph" style:parent-style-name="Compact" style:list-style-name="WWNum1026">
      <style:paragraph-properties fo:line-height="95%"/>
    </style:style>
    <style:style style:name="P64" style:family="paragraph" style:parent-style-name="Standard">
      <style:paragraph-properties fo:line-height="95%"/>
      <style:text-properties fo:color="#000000" loext:opacity="100%" fo:font-size="8.60000038146973pt" officeooo:paragraph-rsid="0024c93e" style:font-size-asian="14pt" style:font-size-complex="14pt"/>
    </style:style>
    <style:style style:name="P65" style:family="paragraph" style:parent-style-name="Table_20_Contents">
      <style:text-properties fo:font-size="9pt" officeooo:rsid="0078408c" officeooo:paragraph-rsid="0024c93e" style:font-size-asian="9pt" style:font-size-complex="9pt"/>
    </style:style>
    <style:style style:name="P66" style:family="paragraph" style:parent-style-name="Table_20_Contents">
      <style:text-properties fo:font-size="9pt" officeooo:rsid="00257952" officeooo:paragraph-rsid="0024c93e" style:font-size-asian="9pt" style:font-size-complex="9pt"/>
    </style:style>
    <style:style style:name="P67" style:family="paragraph" style:parent-style-name="Table_20_Contents">
      <style:paragraph-properties fo:margin-left="0in" fo:margin-right="0.0299in" fo:text-indent="0in" style:auto-text-indent="false"/>
      <style:text-properties fo:font-size="9pt" officeooo:rsid="00267e1b" officeooo:paragraph-rsid="0024c93e" style:font-size-asian="9pt" style:font-size-complex="9pt"/>
    </style:style>
    <style:style style:name="P68" style:family="paragraph" style:parent-style-name="Table_20_Contents">
      <style:text-properties fo:font-size="9pt" officeooo:rsid="00267e1b" officeooo:paragraph-rsid="0024c93e" style:font-size-asian="9pt" style:font-size-complex="9pt"/>
    </style:style>
    <style:style style:name="P69" style:family="paragraph" style:parent-style-name="Table_20_Contents">
      <style:text-properties fo:font-size="9pt" officeooo:rsid="00281914" officeooo:paragraph-rsid="0024c93e" style:font-size-asian="9pt" style:font-size-complex="9pt"/>
    </style:style>
    <style:style style:name="P70" style:family="paragraph" style:parent-style-name="Table_20_Contents">
      <style:text-properties fo:font-size="9pt" officeooo:paragraph-rsid="0024c93e" style:font-size-asian="9pt" style:font-size-complex="9pt"/>
    </style:style>
    <style:style style:name="P71" style:family="paragraph" style:parent-style-name="Table_20_Contents">
      <style:paragraph-properties fo:margin-left="0in" fo:margin-right="0.0299in" fo:text-indent="0in" style:auto-text-indent="false"/>
      <style:text-properties fo:font-size="9pt" officeooo:paragraph-rsid="0024c93e" style:font-size-asian="9pt" style:font-size-complex="9pt"/>
    </style:style>
    <style:style style:name="P72" style:family="paragraph" style:parent-style-name="Table_20_Contents">
      <style:paragraph-properties fo:margin-left="0in" fo:margin-right="0.0299in" fo:text-indent="0in" style:auto-text-indent="false"/>
      <style:text-properties fo:font-size="9pt" officeooo:paragraph-rsid="0024c93e" style:font-size-asian="9pt" style:font-size-complex="9pt"/>
    </style:style>
    <style:style style:name="P73" style:family="paragraph" style:parent-style-name="Table_20_Contents">
      <style:paragraph-properties fo:margin-left="0in" fo:margin-right="0.0299in" fo:text-indent="0in" style:auto-text-indent="false"/>
      <style:text-properties fo:font-size="9pt" officeooo:rsid="0024c93e" officeooo:paragraph-rsid="0024c93e"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color="#000000" loext:opacity="100%" fo:font-size="8.60000038146973pt" fo:font-weight="bold" style:font-size-asian="14pt" style:font-weight-asian="bold" style:font-size-complex="14pt"/>
    </style:style>
    <style:style style:name="T5" style:family="text">
      <style:text-properties fo:color="#000000" loext:opacity="100%" fo:font-size="8.60000038146973pt" style:font-size-asian="14pt" style:font-size-complex="14pt"/>
    </style:style>
    <style:style style:name="T6" style:family="text">
      <style:text-properties officeooo:rsid="00257952"/>
    </style:style>
    <style:style style:name="Sect1" style:family="section">
      <style:section-properties text:dont-balance-text-columns="false" style:editable="false">
        <style:columns fo:column-count="3" fo:column-gap="0.1402in">
          <style:column style:rel-width="21845*" fo:start-indent="0in" fo:end-indent="0.0701in"/>
          <style:column style:rel-width="21845*" fo:start-indent="0.0701in" fo:end-indent="0.0701in"/>
          <style:column style:rel-width="21845*" fo:start-indent="0.0701in" fo:end-indent="0in"/>
        </style:columns>
      </style:section-properties>
    </style:style>
    <style:style style:name="Sect2"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8" text:outline-level="1"><text:bookmark-start text:name="mini-cairn"/>Mini Cairn<text:bookmark-end text:name="mini-cairn"/></text:h>
        <text:p text:style-name="P3"><text:span text:style-name="T1">Cairn</text:span> is licensed under CC-BY-SA 4.0 by Yochai Gal. https://github.com/yochaigal/cairn</text:p>
        <text:p text:style-name="P6"><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h text:style-name="P9" text:outline-level="2"><text:bookmark-start text:name="character-creation"/>Character Creation<text:bookmark-end text:name="character-creation"/></text:h>
        <text:p text:style-name="P4">First, choose a <text:span text:style-name="T1">name</text:span> for your character, then choose or roll their <text:span text:style-name="T1">background</text:span>, which informs their knowledge and potential skills. Lastly, roll for the rest of your character’s <text:span text:style-name="T1">traits</text:span> and <text:span text:style-name="T1">gear</text:span> on the <text:span text:style-name="T3">Character Traits</text:span> and <text:span text:style-name="T3">Starting Gear</text:span> tables.</text:p>
        <text:h text:style-name="P9" text:outline-level="2"><text:bookmark-start text:name="ability-scores"/>Ability Scores<text:bookmark-end text:name="ability-scores"/></text:h>
        <text:p text:style-name="P4">Player Characters (PCs) have just three attributes:</text:p>
        <text:p text:style-name="P7"><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h text:style-name="P9" text:outline-level="2"><text:bookmark-start text:name="hit-protection"/>Hit Protection<text:bookmark-end text:name="hit-protection"/></text:h>
        <text:p text:style-name="P4">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9" text:outline-level="2"><text:bookmark-start text:name="inventory"/>Inventory<text:bookmark-end text:name="inventory"/></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7">Most items take up one slot, and small items can be bundled together. Slots are abstract and can be rearranged per the Warden’s discretion.</text:p>
        <text:p text:style-name="P7"><text:span text:style-name="T1">Bulky</text:span> items take up two slots and are typically two-handed or awkward to carry. Anyone carrying a full inventory (e.g. filling all 10 slots) is reduced to 0 HP.</text:p>
        <text:p text:style-name="P7">A PC cannot carry more items than their inventory allows. Carts (which must be pulled with both hands), horses, or mules can increase inventory. <text:span text:style-name="T1">Hirelings</text:span> can also be paid to carry equipment.</text:p>
        <text:h text:style-name="P9" text:outline-level="2"><text:bookmark-start text:name="starting-gear"/>Starting Gear<text:bookmark-end text:name="starting-gear"/></text:h>
        <text:p text:style-name="P4">All PCs begin with:or</text:p>
        <text:list xml:id="list3470230550" text:style-name="WWNum1001">
          <text:list-item>
            <text:p text:style-name="P10">Three days’ rations (one slot)</text:p>
          </text:list-item>
          <text:list-item>
            <text:p text:style-name="P10">A torch (one slot)</text:p>
          </text:list-item>
          <text:list-item>
            <text:p text:style-name="P10">3d6 gold pieces</text:p>
          </text:list-item>
        </text:list>
        <text:p text:style-name="P4">Roll on the <text:span text:style-name="T1">Starting Gear</text:span> tables to determine your PC’s armor, weapons, tools, and equipment. If indicated, roll on the <text:span text:style-name="T3">Spellbooks</text:span> table with a d100 (or roll 2d10, using one die as the ones place,and one as the tens place).</text:p>
        <text:p text:style-name="P7">See the <text:span text:style-name="T1">Equipment List</text:span> for related armor, damage, and slot values. Smaller items can sometimes be bundled together into one slot.</text:p>
        <text:h text:style-name="P9" text:outline-level="2"><text:bookmark-start text:name="background-and-traits-d20-and-d10"/>Background and Traits (d20 and d10)<text:bookmark-end text:name="background-and-traits-d20-and-d10"/></text:h>
        <text:p text:style-name="P2">Background</text:p>
        <text:list xml:id="list540642252" text:style-name="WWNum1002">
          <text:list-item text:start-value="1">
            <text:p text:style-name="P11">Alchemist</text:p>
          </text:list-item>
          <text:list-item>
            <text:p text:style-name="P11">Beggar</text:p>
          </text:list-item>
          <text:list-item>
            <text:p text:style-name="P11">Butcher</text:p>
          </text:list-item>
          <text:list-item>
            <text:p text:style-name="P11">Burglar</text:p>
          </text:list-item>
          <text:list-item>
            <text:p text:style-name="P11">Charlatan</text:p>
          </text:list-item>
          <text:list-item>
            <text:p text:style-name="P11">Cleric</text:p>
          </text:list-item>
          <text:list-item>
            <text:p text:style-name="P11">Cook</text:p>
          </text:list-item>
          <text:list-item>
            <text:p text:style-name="P11">Cultist</text:p>
          </text:list-item>
          <text:list-item>
            <text:p text:style-name="P11">Gambler</text:p>
          </text:list-item>
          <text:list-item>
            <text:p text:style-name="P11">Herbalist</text:p>
          </text:list-item>
          <text:list-item>
            <text:p text:style-name="P11">Magician</text:p>
          </text:list-item>
          <text:list-item>
            <text:p text:style-name="P11">Mariner</text:p>
          </text:list-item>
          <text:list-item>
            <text:p text:style-name="P11">Mercenary</text:p>
          </text:list-item>
          <text:list-item>
            <text:p text:style-name="P11">Merchant</text:p>
          </text:list-item>
          <text:list-item>
            <text:p text:style-name="P11">Outlaw</text:p>
          </text:list-item>
          <text:list-item>
            <text:p text:style-name="P11">Performer</text:p>
          </text:list-item>
          <text:list-item>
            <text:p text:style-name="P11">Pickpocket</text:p>
          </text:list-item>
          <text:list-item>
            <text:p text:style-name="P11">Smuggler</text:p>
          </text:list-item>
          <text:list-item>
            <text:p text:style-name="P11"><text:soft-page-break/>Student</text:p>
          </text:list-item>
          <text:list-item>
            <text:p text:style-name="P11">Tracker</text:p>
          </text:list-item>
        </text:list>
        <text:p text:style-name="P2">Virtue</text:p>
        <text:list xml:id="list161218807510240" text:continue-list="list540642252" text:style-name="WWNum1003">
          <text:list-item text:start-value="1">
            <text:p text:style-name="P12">Ambitious</text:p>
          </text:list-item>
          <text:list-item>
            <text:p text:style-name="P12">Cautious</text:p>
          </text:list-item>
          <text:list-item>
            <text:p text:style-name="P12">Courageous</text:p>
          </text:list-item>
          <text:list-item>
            <text:p text:style-name="P12">Disciplined</text:p>
          </text:list-item>
          <text:list-item>
            <text:p text:style-name="P12">Gregarious</text:p>
          </text:list-item>
          <text:list-item>
            <text:p text:style-name="P12">Honorable</text:p>
          </text:list-item>
          <text:list-item>
            <text:p text:style-name="P12">Humble</text:p>
          </text:list-item>
          <text:list-item>
            <text:p text:style-name="P12">Merciful</text:p>
          </text:list-item>
          <text:list-item>
            <text:p text:style-name="P12">Serene</text:p>
          </text:list-item>
          <text:list-item>
            <text:p text:style-name="P12">Tolerant</text:p>
          </text:list-item>
        </text:list>
        <text:p text:style-name="P2">Vice</text:p>
        <text:list xml:id="list161218074367103" text:continue-list="list161218807510240" text:style-name="WWNum1004">
          <text:list-item text:start-value="1">
            <text:p text:style-name="P13">Aggressive</text:p>
          </text:list-item>
          <text:list-item>
            <text:p text:style-name="P13">Bitter</text:p>
          </text:list-item>
          <text:list-item>
            <text:p text:style-name="P13">Craven</text:p>
          </text:list-item>
          <text:list-item>
            <text:p text:style-name="P13">Deceitful</text:p>
          </text:list-item>
          <text:list-item>
            <text:p text:style-name="P13">Greedy</text:p>
          </text:list-item>
          <text:list-item>
            <text:p text:style-name="P13">Lazy</text:p>
          </text:list-item>
          <text:list-item>
            <text:p text:style-name="P13">Nervous</text:p>
          </text:list-item>
          <text:list-item>
            <text:p text:style-name="P13">Rude</text:p>
          </text:list-item>
          <text:list-item>
            <text:p text:style-name="P13">Vain</text:p>
          </text:list-item>
          <text:list-item>
            <text:p text:style-name="P13">Vengeful</text:p>
          </text:list-item>
        </text:list>
        <text:p text:style-name="P2">Reputation</text:p>
        <text:list xml:id="list161217598557161" text:continue-list="list161218074367103" text:style-name="WWNum1005">
          <text:list-item text:start-value="1">
            <text:p text:style-name="P14">Ambitious</text:p>
          </text:list-item>
          <text:list-item>
            <text:p text:style-name="P14">Boor</text:p>
          </text:list-item>
          <text:list-item>
            <text:p text:style-name="P14">Dangerous</text:p>
          </text:list-item>
          <text:list-item>
            <text:p text:style-name="P14">Entertainer</text:p>
          </text:list-item>
          <text:list-item>
            <text:p text:style-name="P14">Honest</text:p>
          </text:list-item>
          <text:list-item>
            <text:p text:style-name="P14">Loafer</text:p>
          </text:list-item>
          <text:list-item>
            <text:p text:style-name="P14">Oddball</text:p>
          </text:list-item>
          <text:list-item>
            <text:p text:style-name="P14">Repulsive</text:p>
          </text:list-item>
          <text:list-item>
            <text:p text:style-name="P14">Respected</text:p>
          </text:list-item>
          <text:list-item>
            <text:p text:style-name="P14">Wise</text:p>
          </text:list-item>
        </text:list>
        <text:p text:style-name="P2">Misfortunes</text:p>
        <text:list xml:id="list161218902308971" text:continue-list="list161217598557161" text:style-name="WWNum1006">
          <text:list-item text:start-value="1">
            <text:p text:style-name="P15">Abandoned</text:p>
          </text:list-item>
          <text:list-item>
            <text:p text:style-name="P15">Addicted</text:p>
          </text:list-item>
          <text:list-item>
            <text:p text:style-name="P15">Blackmailed</text:p>
          </text:list-item>
          <text:list-item>
            <text:p text:style-name="P15">Condemned</text:p>
          </text:list-item>
          <text:list-item>
            <text:p text:style-name="P15">Cursed</text:p>
          </text:list-item>
          <text:list-item>
            <text:p text:style-name="P15">Defrauded</text:p>
          </text:list-item>
          <text:list-item>
            <text:p text:style-name="P15">Demoted</text:p>
          </text:list-item>
          <text:list-item>
            <text:p text:style-name="P15">Discredited</text:p>
          </text:list-item>
          <text:list-item>
            <text:p text:style-name="P15">Disowned</text:p>
          </text:list-item>
          <text:list-item>
            <text:p text:style-name="P15">Exiled</text:p>
          </text:list-item>
        </text:list>
        <text:h text:style-name="P9" text:outline-level="2"><text:bookmark-start text:name="starting-gear-d20"/>Starting Gear (d20)<text:bookmark-end text:name="starting-gear-d20"/></text:h>
        <text:p text:style-name="P2">Armor</text:p>
        <text:list xml:id="list161217904076243" text:continue-list="list3470230550" text:style-name="WWNum1007">
          <text:list-item>
            <text:p text:style-name="P16">1-3: None</text:p>
          </text:list-item>
          <text:list-item>
            <text:p text:style-name="P16">4-14: Studded Leather (Brigandine)</text:p>
          </text:list-item>
          <text:list-item>
            <text:p text:style-name="P16">5-19: Chasinmail</text:p>
          </text:list-item>
          <text:list-item>
            <text:p text:style-name="P16">20: Plate</text:p>
          </text:list-item>
        </text:list>
        <text:p text:style-name="P2">Helmets &amp; Shields</text:p>
        <text:list xml:id="list161218935868614" text:continue-list="list161217904076243" text:style-name="WWNum1008">
          <text:list-item>
            <text:p text:style-name="P17">1-13: None</text:p>
          </text:list-item>
          <text:list-item>
            <text:p text:style-name="P17">14-16: Helmet</text:p>
          </text:list-item>
          <text:list-item>
            <text:p text:style-name="P17">17-19: Shield</text:p>
          </text:list-item>
          <text:list-item>
            <text:p text:style-name="P17">20: Helmet &amp; Shield</text:p>
          </text:list-item>
        </text:list>
        <text:p text:style-name="P2">Weapons</text:p>
        <text:list xml:id="list161218235290907" text:continue-list="list161218935868614" text:style-name="WWNum1009">
          <text:list-item>
            <text:p text:style-name="P18">1-5: Dagger, Cudgel, Staff</text:p>
          </text:list-item>
          <text:list-item>
            <text:p text:style-name="P18">6-14: Sword, Mace, Axe</text:p>
          </text:list-item>
          <text:list-item>
            <text:p text:style-name="P18">15-19: Longbow, Crossbow, Sling</text:p>
          </text:list-item>
          <text:list-item>
            <text:p text:style-name="P18">20: Halberd, War Hammer, Battleaxe</text:p>
          </text:list-item>
        </text:list>
        <text:p text:style-name="P2">Expeditionary Gear</text:p>
        <text:list xml:id="list161217334655605" text:continue-list="list161218902308971" text:style-name="WWNum1010">
          <text:list-item text:start-value="1">
            <text:p text:style-name="P19">Air Bladder</text:p>
          </text:list-item>
          <text:list-item>
            <text:p text:style-name="P19">Antitoxin</text:p>
          </text:list-item>
          <text:list-item>
            <text:p text:style-name="P19">Cart (+4 slots, bulky)</text:p>
          </text:list-item>
          <text:list-item>
            <text:p text:style-name="P19">Chain (10ft)</text:p>
          </text:list-item>
          <text:list-item>
            <text:p text:style-name="P19">Dowsing Rod</text:p>
          </text:list-item>
          <text:list-item>
            <text:p text:style-name="P19">Fire Oil</text:p>
          </text:list-item>
          <text:list-item>
            <text:p text:style-name="P19">Grappling Hook</text:p>
          </text:list-item>
          <text:list-item>
            <text:p text:style-name="P19">Large Sack</text:p>
          </text:list-item>
          <text:list-item>
            <text:p text:style-name="P19">Large Trap</text:p>
          </text:list-item>
          <text:list-item>
            <text:p text:style-name="P19">Lockpicks</text:p>
          </text:list-item>
          <text:list-item>
            <text:p text:style-name="P19">Manacles</text:p>
          </text:list-item>
          <text:list-item>
            <text:p text:style-name="P19">Pick</text:p>
          </text:list-item>
          <text:list-item>
            <text:p text:style-name="P19">Pole (10ft)</text:p>
          </text:list-item>
          <text:list-item>
            <text:p text:style-name="P19">Pulley</text:p>
          </text:list-item>
          <text:list-item>
            <text:p text:style-name="P19">Repellent</text:p>
          </text:list-item>
          <text:list-item>
            <text:p text:style-name="P19">Rope (25ft)</text:p>
          </text:list-item>
          <text:list-item>
            <text:p text:style-name="P19">Spirit Ward</text:p>
          </text:list-item>
          <text:list-item>
            <text:p text:style-name="P19">Spyglass</text:p>
          </text:list-item>
          <text:list-item>
            <text:p text:style-name="P19">Tinderbox</text:p>
          </text:list-item>
          <text:list-item>
            <text:p text:style-name="P19">Wolfsbane</text:p>
          </text:list-item>
        </text:list>
        <text:p text:style-name="P2">Tools</text:p>
        <text:list xml:id="list161219097354043" text:continue-list="list161217334655605" text:style-name="WWNum1011">
          <text:list-item text:start-value="1">
            <text:p text:style-name="P20">Bellows</text:p>
          </text:list-item>
          <text:list-item>
            <text:p text:style-name="P20">Bucket</text:p>
          </text:list-item>
          <text:list-item>
            <text:p text:style-name="P20">Caltrops</text:p>
          </text:list-item>
          <text:list-item>
            <text:p text:style-name="P20">Chalk</text:p>
          </text:list-item>
          <text:list-item>
            <text:p text:style-name="P20">Chisel</text:p>
          </text:list-item>
          <text:list-item>
            <text:p text:style-name="P20">Cook Pots</text:p>
          </text:list-item>
          <text:list-item>
            <text:p text:style-name="P20">Crowbar</text:p>
          </text:list-item>
          <text:list-item>
            <text:p text:style-name="P20">Drill (Manual)</text:p>
          </text:list-item>
          <text:list-item>
            <text:p text:style-name="P20">FishingRod</text:p>
          </text:list-item>
          <text:list-item>
            <text:p text:style-name="P20">Glue</text:p>
          </text:list-item>
          <text:list-item>
            <text:p text:style-name="P20">Grease</text:p>
          </text:list-item>
          <text:list-item>
            <text:p text:style-name="P20">Hammer</text:p>
          </text:list-item>
          <text:list-item>
            <text:p text:style-name="P20">Hourglass</text:p>
          </text:list-item>
          <text:list-item>
            <text:p text:style-name="P20">Metal File</text:p>
          </text:list-item>
          <text:list-item>
            <text:p text:style-name="P20">Nails</text:p>
          </text:list-item>
          <text:list-item>
            <text:p text:style-name="P20">Net</text:p>
          </text:list-item>
          <text:list-item>
            <text:p text:style-name="P20">Saw</text:p>
          </text:list-item>
          <text:list-item>
            <text:p text:style-name="P20">Sealant</text:p>
          </text:list-item>
          <text:list-item>
            <text:p text:style-name="P20">Shovel</text:p>
          </text:list-item>
          <text:list-item>
            <text:p text:style-name="P20">Tongs</text:p>
          </text:list-item>
        </text:list>
        <text:p text:style-name="P2">Trinkets</text:p>
        <text:list xml:id="list161217290970779" text:continue-list="list161219097354043" text:style-name="WWNum1012">
          <text:list-item text:start-value="1">
            <text:p text:style-name="P21">Bottle</text:p>
          </text:list-item>
          <text:list-item>
            <text:p text:style-name="P21">Card Deck</text:p>
          </text:list-item>
          <text:list-item>
            <text:p text:style-name="P21">Dice Set</text:p>
          </text:list-item>
          <text:list-item>
            <text:p text:style-name="P21">Face Paint</text:p>
          </text:list-item>
          <text:list-item>
            <text:p text:style-name="P21">Fake Jewels</text:p>
          </text:list-item>
          <text:list-item>
            <text:p text:style-name="P21">Horn</text:p>
          </text:list-item>
          <text:list-item>
            <text:p text:style-name="P21">Incense</text:p>
          </text:list-item>
          <text:list-item>
            <text:p text:style-name="P21">Instrument</text:p>
          </text:list-item>
          <text:list-item>
            <text:p text:style-name="P21">Lens</text:p>
          </text:list-item>
          <text:list-item>
            <text:p text:style-name="P21">Marbles</text:p>
          </text:list-item>
          <text:list-item>
            <text:p text:style-name="P21">Mirror</text:p>
          </text:list-item>
          <text:list-item>
            <text:p text:style-name="P21">Perfume</text:p>
          </text:list-item>
          <text:list-item>
            <text:p text:style-name="P21">Quill &amp; Ink</text:p>
          </text:list-item>
          <text:list-item>
            <text:p text:style-name="P21">Salt Pack</text:p>
          </text:list-item>
          <text:list-item>
            <text:p text:style-name="P21">Small Bell</text:p>
          </text:list-item>
          <text:list-item>
            <text:p text:style-name="P21">Soap</text:p>
          </text:list-item>
          <text:list-item>
            <text:p text:style-name="P21">Sponge</text:p>
          </text:list-item>
          <text:list-item>
            <text:p text:style-name="P21">Tar Pot</text:p>
          </text:list-item>
          <text:list-item>
            <text:p text:style-name="P21">Twine</text:p>
          </text:list-item>
          <text:list-item>
            <text:p text:style-name="P21">Whistle</text:p>
          </text:list-item>
        </text:list>
        <text:p text:style-name="P2"><text:soft-page-break/>Bonus Item (roll on table indicated)</text:p>
        <text:list xml:id="list161217830730650" text:continue-list="list161218235290907" text:style-name="WWNum1013">
          <text:list-item>
            <text:p text:style-name="P22">1-5: Tool or Trinket</text:p>
          </text:list-item>
          <text:list-item>
            <text:p text:style-name="P22">6-13: Expeditionary Gear</text:p>
          </text:list-item>
          <text:list-item>
            <text:p text:style-name="P22">14-17: Armor or Weapon</text:p>
          </text:list-item>
          <text:list-item>
            <text:p text:style-name="P22">18-20: Spellbook</text:p>
          </text:list-item>
        </text:list>
        <text:p text:style-name="P2">Spellbooks (d100)</text:p>
        <text:p text:style-name="P7">Roll d100 and compare to <text:span text:style-name="T3">100 Spells</text:span> section.</text:p>
        <text:h text:style-name="P9" text:outline-level="2"><text:bookmark-start text:name="equipment-list-prices-in-gold-pieces"/>Equipment List (Prices in Gold Pieces)<text:bookmark-end text:name="equipment-list-prices-in-gold-pieces"/></text:h>
        <text:p text:style-name="P2">Armor</text:p>
        <text:list xml:id="list161217886727745" text:continue-list="list161217830730650" text:style-name="WWNum1014">
          <text:list-item>
            <text:p text:style-name="P23">Shield (+1 Armor): 10</text:p>
          </text:list-item>
          <text:list-item>
            <text:p text:style-name="P23">Helmet (+1 Armor): 10</text:p>
          </text:list-item>
          <text:list-item>
            <text:p text:style-name="P52"><text:span text:style-name="T5">Padded Armor “Gambeson” (+1 Armor): 15</text:span></text:p>
          </text:list-item>
          <text:list-item>
            <text:p text:style-name="P23">Studded Leather “Brigandine” (1 Armor, bulky): 20</text:p>
          </text:list-item>
          <text:list-item>
            <text:p text:style-name="P23">Chainmail (2 Armor, bulky): 40</text:p>
          </text:list-item>
          <text:list-item>
            <text:p text:style-name="P23">Plate (3 Armor, bulky): 60</text:p>
          </text:list-item>
        </text:list>
        <text:p text:style-name="P2">Weapons</text:p>
        <text:list xml:id="list161218917721406" text:continue-list="list161217886727745" text:style-name="WWNum1015">
          <text:list-item>
            <text:p text:style-name="P24">Dagger, Cudgel, Sickle, Staff, etc. (d6 damage): 5</text:p>
          </text:list-item>
          <text:list-item>
            <text:p text:style-name="P24">Spear, Sword, Mace, Axe, Flail, etc. (d8 damage): 10</text:p>
          </text:list-item>
          <text:list-item>
            <text:p text:style-name="P24">Halberd, War Hammer, Long Sword , etc. (d10 damage, bulky): 20</text:p>
          </text:list-item>
          <text:list-item>
            <text:p text:style-name="P24">Sling (d4 damage): 5</text:p>
          </text:list-item>
          <text:list-item>
            <text:p text:style-name="P24">Bow (d6 damage, bulky): 20</text:p>
          </text:list-item>
          <text:list-item>
            <text:p text:style-name="P24">Crossbow (d8 damage, bulky): 30</text:p>
          </text:list-item>
        </text:list>
        <text:p text:style-name="P2">Gear &amp; Tools</text:p>
        <text:list xml:id="list161218624398609" text:continue-list="list161218917721406" text:style-name="WWNum1016">
          <text:list-item>
            <text:p text:style-name="P25">Air Bladder: 5</text:p>
          </text:list-item>
          <text:list-item>
            <text:p text:style-name="P25">Bellows: 10</text:p>
          </text:list-item>
          <text:list-item>
            <text:p text:style-name="P25">Bedroll: 5</text:p>
          </text:list-item>
          <text:list-item>
            <text:p text:style-name="P25">Book: 50</text:p>
          </text:list-item>
          <text:list-item>
            <text:p text:style-name="P25">Bucket: 5</text:p>
          </text:list-item>
          <text:list-item>
            <text:p text:style-name="P25">Caltrops: 10</text:p>
          </text:list-item>
          <text:list-item>
            <text:p text:style-name="P25">Cart (+4 slots, bulky): 30</text:p>
          </text:list-item>
          <text:list-item>
            <text:p text:style-name="P25">Chain (10ft): 10</text:p>
          </text:list-item>
          <text:list-item>
            <text:p text:style-name="P25">Chalk: 1</text:p>
          </text:list-item>
          <text:list-item>
            <text:p text:style-name="P25">Chisel: 5</text:p>
          </text:list-item>
          <text:list-item>
            <text:p text:style-name="P25">Cook Pots: 10</text:p>
          </text:list-item>
          <text:list-item>
            <text:p text:style-name="P25">Crowbar: 10</text:p>
          </text:list-item>
          <text:list-item>
            <text:p text:style-name="P25">Drill (Manual): 10</text:p>
          </text:list-item>
          <text:list-item>
            <text:p text:style-name="P25">Face Paint: 10</text:p>
          </text:list-item>
          <text:list-item>
            <text:p text:style-name="P25">Fire Oil: 10</text:p>
          </text:list-item>
          <text:list-item>
            <text:p text:style-name="P25">Fishing Rod: 10</text:p>
          </text:list-item>
          <text:list-item>
            <text:p text:style-name="P25">Glass Marbles: 5</text:p>
          </text:list-item>
          <text:list-item>
            <text:p text:style-name="P25">Glue: 5</text:p>
          </text:list-item>
          <text:list-item>
            <text:p text:style-name="P25">Grease: 10</text:p>
          </text:list-item>
          <text:list-item>
            <text:p text:style-name="P25">Grappling Hook: 25</text:p>
          </text:list-item>
          <text:list-item>
            <text:p text:style-name="P25">Hammer: 5</text:p>
          </text:list-item>
          <text:list-item>
            <text:p text:style-name="P25">Holy Water: 25</text:p>
          </text:list-item>
          <text:list-item>
            <text:p text:style-name="P25">Horn: 10</text:p>
          </text:list-item>
          <text:list-item>
            <text:p text:style-name="P25">Horse (+4 slots): 75</text:p>
          </text:list-item>
          <text:list-item>
            <text:p text:style-name="P25">Hourglass: 50</text:p>
          </text:list-item>
          <text:list-item>
            <text:p text:style-name="P25">Incense: 10</text:p>
          </text:list-item>
          <text:list-item>
            <text:p text:style-name="P25">Ladder (bulky, 10ft): 10</text:p>
          </text:list-item>
          <text:list-item>
            <text:p text:style-name="P25">Lantern &amp; Oil: 10</text:p>
          </text:list-item>
          <text:list-item>
            <text:p text:style-name="P25">Large Trap: 20</text:p>
          </text:list-item>
          <text:list-item>
            <text:p text:style-name="P25">Large Sponge: 5</text:p>
          </text:list-item>
          <text:list-item>
            <text:p text:style-name="P25">Lens: 10</text:p>
          </text:list-item>
          <text:list-item>
            <text:p text:style-name="P25">Lockpicks: 25</text:p>
          </text:list-item>
          <text:list-item>
            <text:p text:style-name="P25">Manacles: 10</text:p>
          </text:list-item>
          <text:list-item>
            <text:p text:style-name="P25">Metal File: 5</text:p>
          </text:list-item>
          <text:list-item>
            <text:p text:style-name="P25">Mirror: 5</text:p>
          </text:list-item>
          <text:list-item>
            <text:p text:style-name="P25">Mule (+6 slots, slow): 30</text:p>
          </text:list-item>
          <text:list-item>
            <text:p text:style-name="P25">Net: 10</text:p>
          </text:list-item>
          <text:list-item>
            <text:p text:style-name="P25">Oilskin Bag: 5</text:p>
          </text:list-item>
          <text:list-item>
            <text:p text:style-name="P25">Pick: 10</text:p>
          </text:list-item>
          <text:list-item>
            <text:p text:style-name="P25">Pulley: 10</text:p>
          </text:list-item>
          <text:list-item>
            <text:p text:style-name="P25">Pole (10ft): 5</text:p>
          </text:list-item>
          <text:list-item>
            <text:p text:style-name="P25">Quill &amp; Ink: 10</text:p>
          </text:list-item>
          <text:list-item>
            <text:p text:style-name="P25">Rations (three day’s worth): 10</text:p>
          </text:list-item>
          <text:list-item>
            <text:p text:style-name="P25">Rope (25ft): 5</text:p>
          </text:list-item>
          <text:list-item>
            <text:p text:style-name="P25">Saw: 5</text:p>
          </text:list-item>
          <text:list-item>
            <text:p text:style-name="P25">Sack: 5</text:p>
          </text:list-item>
          <text:list-item>
            <text:p text:style-name="P25">Shovel: 5</text:p>
          </text:list-item>
          <text:list-item>
            <text:p text:style-name="P25">Soap: 1</text:p>
          </text:list-item>
          <text:list-item>
            <text:p text:style-name="P25">Spike: 1</text:p>
          </text:list-item>
          <text:list-item>
            <text:p text:style-name="P25">Spiked Boots: 5</text:p>
          </text:list-item>
          <text:list-item>
            <text:p text:style-name="P25">Spyglass: 40</text:p>
          </text:list-item>
          <text:list-item>
            <text:p text:style-name="P25">Tar: 10</text:p>
          </text:list-item>
          <text:list-item>
            <text:p text:style-name="P25">Tent (fits 2 people, bulky): 20</text:p>
          </text:list-item>
          <text:list-item>
            <text:p text:style-name="P25">Torch: 1</text:p>
          </text:list-item>
          <text:list-item>
            <text:p text:style-name="P25">Wagon (+8 slots, slow): 200</text:p>
          </text:list-item>
          <text:list-item>
            <text:p text:style-name="P25">Wolfsbane: 10</text:p>
          </text:list-item>
        </text:list>
        <text:h text:style-name="P9" text:outline-level="2"><text:bookmark-start text:name="optional-gear-packages"/>Optional Gear Packages<text:bookmark-end text:name="optional-gear-packages"/></text:h>
        <text:p text:style-name="P2">Cleric</text:p>
        <text:list xml:id="list161219030218805" text:continue-list="list161218624398609" text:style-name="WWNum1017">
          <text:list-item>
            <text:p text:style-name="P26">War Hammer (d10, bulky)</text:p>
          </text:list-item>
          <text:list-item>
            <text:p text:style-name="P26">Chainmail (2 Armor, bulky)</text:p>
          </text:list-item>
          <text:list-item>
            <text:p text:style-name="P26">Gauntlets (+1 Armor)</text:p>
          </text:list-item>
          <text:list-item>
            <text:p text:style-name="P26">Cleansing Blade (d6)</text:p>
          </text:list-item>
          <text:list-item>
            <text:p text:style-name="P26">Holy Symbol (Ward once per day)</text:p>
          </text:list-item>
          <text:list-item>
            <text:p text:style-name="P26">Cloak of the Order</text:p>
          </text:list-item>
        </text:list>
        <text:p text:style-name="P2">Dowser</text:p>
        <text:list xml:id="list161218366102430" text:continue-list="list161219030218805" text:style-name="WWNum1018">
          <text:list-item>
            <text:p text:style-name="P27">Sickle (d6)</text:p>
          </text:list-item>
          <text:list-item>
            <text:p text:style-name="P28">Patchwork Doublet (+1 Armor)</text:p>
          </text:list-item>
          <text:list-item>
            <text:p text:style-name="P28">Dowsing Rod</text:p>
          </text:list-item>
          <text:list-item>
            <text:p text:style-name="P27">Eyestone (Sense if placed in fresh water)</text:p>
          </text:list-item>
          <text:list-item>
            <text:p text:style-name="P27">Worn Map</text:p>
          </text:list-item>
          <text:list-item>
            <text:p text:style-name="P27">Spyglass</text:p>
          </text:list-item>
        </text:list>
        <text:p text:style-name="P2">Dwarf</text:p>
        <text:list xml:id="list161217913909475" text:continue-list="list161218366102430" text:style-name="WWNum1019">
          <text:list-item>
            <text:p text:style-name="P53"><text:span text:style-name="T5">Prickly Root (d6)</text:span></text:p>
          </text:list-item>
          <text:list-item>
            <text:p text:style-name="P29">Pinecone Lattice (1 Armor)</text:p>
          </text:list-item>
          <text:list-item>
            <text:p text:style-name="P29">Trowel</text:p>
          </text:list-item>
          <text:list-item>
            <text:p text:style-name="P29">Jar of Forest Ants</text:p>
          </text:list-item>
          <text:list-item>
            <text:p text:style-name="P29"><text:soft-page-break/>Poisonous mushroom</text:p>
          </text:list-item>
          <text:list-item>
            <text:p text:style-name="P29">Hand Drill</text:p>
          </text:list-item>
        </text:list>
        <text:p text:style-name="P2">Elf</text:p>
        <text:list xml:id="list161218806487577" text:continue-list="list161217913909475" text:style-name="WWNum1020">
          <text:list-item>
            <text:p text:style-name="P54"><text:span text:style-name="T5">Elegant Sword (d8)</text:span></text:p>
          </text:list-item>
          <text:list-item>
            <text:p text:style-name="P30">Recurve Bow (d8)</text:p>
          </text:list-item>
          <text:list-item>
            <text:p text:style-name="P30">Gilt Clothing (1 Armor)</text:p>
          </text:list-item>
          <text:list-item>
            <text:p text:style-name="P30">Spellbook (Charm or Detect Magic)</text:p>
          </text:list-item>
          <text:list-item>
            <text:p text:style-name="P30">Golden Flute</text:p>
          </text:list-item>
          <text:list-item>
            <text:p text:style-name="P30">Air Bladder</text:p>
          </text:list-item>
        </text:list>
        <text:p text:style-name="P2">Fighter</text:p>
        <text:list xml:id="list161217859993868" text:continue-list="list161218806487577" text:style-name="WWNum1021">
          <text:list-item>
            <text:p text:style-name="P57"><text:span text:style-name="T5">Glaive (d10, bulky)</text:span></text:p>
          </text:list-item>
          <text:list-item>
            <text:p text:style-name="P31">Scimitar (d8)</text:p>
          </text:list-item>
          <text:list-item>
            <text:p text:style-name="P31">Shortsword (d6)</text:p>
          </text:list-item>
          <text:list-item>
            <text:p text:style-name="P31">Tobacco Pouch &amp; Pipe</text:p>
          </text:list-item>
          <text:list-item>
            <text:p text:style-name="P31">Dice Set</text:p>
          </text:list-item>
        </text:list>
        <text:p text:style-name="P2">Friar</text:p>
        <text:list xml:id="list161217031945616" text:continue-list="list161217859993868" text:style-name="WWNum1022">
          <text:list-item>
            <text:p text:style-name="P58"><text:span text:style-name="T5">Scepter (d6)</text:span></text:p>
          </text:list-item>
          <text:list-item>
            <text:p text:style-name="P32">Deceptive Robes (+1 Armor)</text:p>
          </text:list-item>
          <text:list-item>
            <text:p text:style-name="P32">Censer &amp; Holy Water</text:p>
          </text:list-item>
          <text:list-item>
            <text:p text:style-name="P32">Jug of Honey Wine</text:p>
          </text:list-item>
          <text:list-item>
            <text:p text:style-name="P32">Folk Songbook</text:p>
          </text:list-item>
          <text:list-item>
            <text:p text:style-name="P32">Cart (+4 slots, bulky)</text:p>
          </text:list-item>
        </text:list>
        <text:p text:style-name="P2">Knight</text:p>
        <text:list xml:id="list161218262010477" text:continue-list="list161217031945616" text:style-name="WWNum1023">
          <text:list-item>
            <text:p text:style-name="P33">Longsword (d8, bulky)</text:p>
          </text:list-item>
          <text:list-item>
            <text:p text:style-name="P33">Chainmail (2 Armor, bulky)</text:p>
          </text:list-item>
          <text:list-item>
            <text:p text:style-name="P62"><text:span text:style-name="T5">Helmet (+1 Armor)</text:span></text:p>
          </text:list-item>
          <text:list-item>
            <text:p text:style-name="P33">Heraldic Cape</text:p>
          </text:list-item>
          <text:list-item>
            <text:p text:style-name="P33">Manacles</text:p>
          </text:list-item>
          <text:list-item>
            <text:p text:style-name="P33">Fine Rope</text:p>
          </text:list-item>
        </text:list>
        <text:p text:style-name="P2">Magic User</text:p>
        <text:list xml:id="list161218020831705" text:continue-list="list161218262010477" text:style-name="WWNum1024">
          <text:list-item>
            <text:p text:style-name="P34">Fizzled Staff (d8, bulky)</text:p>
          </text:list-item>
          <text:list-item>
            <text:p text:style-name="P61"><text:span text:style-name="T5">Dagger (d6)</text:span></text:p>
          </text:list-item>
          <text:list-item>
            <text:p text:style-name="P34">Spellbook (random spell)</text:p>
          </text:list-item>
          <text:list-item>
            <text:p text:style-name="P34">Spellbook (random spell)</text:p>
          </text:list-item>
          <text:list-item>
            <text:p text:style-name="P34">Ragged Clothing (hidden pockets)</text:p>
          </text:list-item>
          <text:list-item>
            <text:p text:style-name="P34">Leycap (x2, see Relics)</text:p>
          </text:list-item>
        </text:list>
        <text:p text:style-name="P2">Thief</text:p>
        <text:list xml:id="list161217143516451" text:continue-list="list161218020831705" text:style-name="WWNum1025">
          <text:list-item>
            <text:p text:style-name="P35">Two daggers (d6+d6)</text:p>
          </text:list-item>
          <text:list-item>
            <text:p text:style-name="P35">Hooded Jerkin (1 Armor)</text:p>
          </text:list-item>
          <text:list-item>
            <text:p text:style-name="P35">Lockpicks</text:p>
          </text:list-item>
          <text:list-item>
            <text:p text:style-name="P35">Caltrops</text:p>
          </text:list-item>
          <text:list-item>
            <text:p text:style-name="P35">Grappling Hook</text:p>
          </text:list-item>
          <text:list-item>
            <text:p text:style-name="P35">Metal File</text:p>
          </text:list-item>
        </text:list>
        <text:p text:style-name="P2">Ranger</text:p>
        <text:list xml:id="list161218906599405" text:continue-list="list161217143516451" text:style-name="WWNum1026">
          <text:list-item>
            <text:p text:style-name="P36">Longbow (d8, bulky)</text:p>
          </text:list-item>
          <text:list-item>
            <text:p text:style-name="P36">Hatchet (d6)</text:p>
          </text:list-item>
          <text:list-item>
            <text:p text:style-name="P63"><text:span text:style-name="T5">Padded Leathers (1 Armor)</text:span></text:p>
          </text:list-item>
          <text:list-item>
            <text:p text:style-name="P36">Large Trap</text:p>
          </text:list-item>
          <text:list-item>
            <text:p text:style-name="P36">Bloodhound: 2 HP, 12 DEX, bite (d6)</text:p>
          </text:list-item>
          <text:list-item>
            <text:p text:style-name="P36">Thundering Horn</text:p>
          </text:list-item>
        </text:list>
        <text:h text:style-name="P9" text:outline-level="2"><text:bookmark-start text:name="rules"/>Rules<text:bookmark-end text:name="rules"/></text:h>
        <text:p text:style-name="P4">Each of the three <text:span text:style-name="T1">abilities</text:span> are used in different circumstances (see <text:span text:style-name="T1">saves</text:span>, below).</text:p>
        <text:p text:style-name="P7"><text:span text:style-name="T1">Strength (STR</text:span>): Used for saves requiring physical power, like lifting gates, bending bars, resisting poison, etc.</text:p>
        <text:p text:style-name="P7"><text:span text:style-name="T1">Dexterity (DEX):</text:span> Used for saves requiring poise, speed, and reflexes like dodging, climbing, sneaking, balancing, etc.</text:p>
        <text:p text:style-name="P7"><text:span text:style-name="T1">Willpower (WIL):</text:span> Used for saves to persuade, deceive, interrogate, intimidate, charm, provoke, manipulate spells, etc.</text:p>
        <text:p text:style-name="P5">Saves</text:p>
        <text:p text:style-name="P7">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7"><text:span text:style-name="T1">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5">Deprivation &amp; Fatigue</text:p>
        <text:p text:style-name="P7">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 PCs can also gain Fatigue by <text:span text:style-name="T1">casting spells</text:span> or through events in the fiction.</text:p>
        <text:p text:style-name="P5">Healing</text:p>
        <text:p text:style-name="P7">Resting for a few moments and having a drink of water restores lost HP but leaves the party exposed. Ability loss can usually be restored with a week’s <text:soft-page-break/>rest facilitated by a healer or other appropriate source of expertise. Some of these services may be free, while more expedient or magical means of recovery may come at a cost.</text:p>
        <text:p text:style-name="P5">Armor</text:p>
        <text:p text:style-name="P7">Before calculating damage to HP, subtract the target’s <text:span text:style-name="T1">Armor</text:span> value from the result of damage rolls. Shields and similar armor provides a bonus defense (e.g. +1 Armor), but only while the item is held or worn.</text:p>
        <text:p text:style-name="P7">No one can have more than 3 Armor.</text:p>
        <text:p text:style-name="P7">Shields, gauntlets, and helms may provide additional benefits according to their use.</text:p>
        <text:p text:style-name="P5">Reactions</text:p>
        <text:p text:style-name="P7">When the PCs encounter an NPC whose reaction to the party is not obvious, the Warden may roll 2d6 and consult the following table:</text:p>
        <text:list xml:id="list161217524695744" text:continue-list="list161218906599405" text:style-name="WWNum1027">
          <text:list-item>
            <text:p text:style-name="P37">2: Hostile</text:p>
          </text:list-item>
          <text:list-item>
            <text:p text:style-name="P37">3-5: Wry</text:p>
          </text:list-item>
          <text:list-item>
            <text:p text:style-name="P37">6-8: Curious</text:p>
          </text:list-item>
          <text:list-item>
            <text:p text:style-name="P60"><text:span text:style-name="T5">9-11: Kind</text:span></text:p>
          </text:list-item>
          <text:list-item>
            <text:p text:style-name="P37">12: Helpful</text:p>
          </text:list-item>
        </text:list>
        <text:p text:style-name="P2">Morale</text:p>
        <text:p text:style-name="P7">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5">Hirelings</text:p>
        <text:p text:style-name="P7">PCs can hire <text:span text:style-name="T1">hirelings</text:span> to aid them in their expeditions. To create a hireling, roll 3d6 for each ability score, then give them 1d6 HP and a simple weapon (d6), then roll on the <text:span text:style-name="T3">Character Creation</text:span> tables to further flesh them out. Hirelings cost between 1-3gp per day, or a share of whatever treasure the party obtains.</text:p>
        <text:p text:style-name="P5">Wealth &amp; Treasure</text:p>
        <text:p text:style-name="P7">The most common coin is the gold piece (gp), which is equal to 10 silver pieces (sp) and 100 copper pieces (cp).</text:p>
        <text:p text:style-name="P7">Treasure is highly valuable, usually bulky, and rarely useful beyond its value. It can be a lure, taking PCs to exotic and even dangerous locations, and is often under the protection of intimidating foes.</text:p>
        <text:p text:style-name="P7">Villages,strongholds, and ports of call barter and trade based on the local rarity and value of an item or commodity.</text:p>
        <text:h text:style-name="P9" text:outline-level="2"><text:bookmark-start text:name="magic"/>Magic<text:bookmark-end text:name="magic"/></text:h>
        <text:p text:style-name="P4"><text:span text:style-name="T1">Spellbooks</text:span> contain a single spell and take up one slot. They cannot be transcribed or created; instead they are recovered from places like tombs, dungeons, and manors.</text:p>
        <text:p text:style-name="P7">Spellbooks sometimes display unusual properties or limitations, such as producing a foul or unearthly smell when opened, possessing an innate intelligence,or being legible only when held in moonlight.</text:p>
        <text:p text:style-name="P7">Spellbooks will attract the attention of those who seek the arcane power within, and it is considered dangerous to display them openly.</text:p>
        <text:p text:style-name="P7"><text:span text:style-name="T1">Scrolls</text:span> are similar to Spellbooks, however:</text:p>
        <text:list xml:id="list161217049833412" text:continue-list="list161217524695744" text:style-name="WWNum1028">
          <text:list-item>
            <text:p text:style-name="P38">They do not take up an inventory slot.</text:p>
          </text:list-item>
          <text:list-item>
            <text:p text:style-name="P38">They do not cause fatigue.</text:p>
          </text:list-item>
          <text:list-item>
            <text:p text:style-name="P38">They disappear after one use.</text:p>
          </text:list-item>
        </text:list>
        <text:p text:style-name="P2">Casting Spells</text:p>
        <text:p text:style-name="P7">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text:soft-page-break/>of the Spellbook, injury, and even death.</text:p>
        <text:p text:style-name="P5">Relics</text:p>
        <text:p text:style-name="P7"><text:span text:style-name="T1">Relics</text:span> are items imbued with a magical spell or power. They do not cause Fatigue. Relics usually have a limited use, as well as a recharge condition. A few examples:</text:p>
        <text:p text:style-name="P7"><text:span text:style-name="T1">Honeyclasp</text:span> , 3 charges. A rusted ring that shrinks the bearer to 6" tall. Recharge: place in a thimble-sized cup of royal jelly.</text:p>
        <text:p text:style-name="P7"><text:span text:style-name="T1">Falconer’s Friend</text:span> , 1 charge. A bolt-shaped wand carrying the Haste spell. Recharge: fire from a crossbow and recover.</text:p>
        <text:p text:style-name="P7"><text:span text:style-name="T1">Staff of Silence</text:span> , 1 charge. This blackened rod temporarily disables all magic within 50ft. Recharge: bathe in the light of a full moon.</text:p>
        <text:p text:style-name="P7"><text:span text:style-name="T1">Leycap</text:span> ,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9" text:outline-level="2"><text:bookmark-start text:name="combat"/>Combat<text:bookmark-end text:name="combat"/></text:h>
        <text:p text:style-name="P2">Rounds</text:p>
        <text:p text:style-name="P7">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5">Actions</text:p>
        <text:p text:style-name="P7">On their turn, a character may move up to 40ft and take up to one action. This may be_casting a spell, attacking, making a second move, or some other reasonable action.</text:p>
        <text:p text:style-name="P7">Each round, the PCs declare what they are doing before dice are rolled. If a character attempts something risky, the Warden calls for a save for appropriate players or NPCs. All actions, attacks, and movements take place simultaneously.</text:p>
        <text:p text:style-name="P5">Turns</text:p>
        <text:p text:style-name="P7">The Warden will telegraph the most likely actions taken by NPCs or monsters. At the start of combat, each PC must make a DEX save to act before their opponents.</text:p>
        <text:p text:style-name="P7"><text:span text:style-name="T1">Example:</text:span> <text:span text:style-name="T3">Bea has accidentally stumbled onto the stomping grounds of a massive Wood Troll. In order to make a move before the Troll, she makes a DEX save. She fails, and the Troll gets to attack first.</text:span></text:p>
        <text:p text:style-name="P5">Attacking &amp; Damage</text:p>
        <text:p text:style-name="P7">The attacker rolls their weapon die and subtracts the target’s armor, then deals the remaining total to their opponent’s HP. Unarmed attacks always do 1d4 damage.</text:p>
        <text:p text:style-name="P7"><text:span text:style-name="T1">Example:</text:span> <text:span text:style-name="T3">The Wood Troll roars, swinging its club at Bea, who has 5 HP. The club does 1d10 damage and the Warden rolls a 4. They subtract 1 to account for Bea’s leather armor, leaving Bea with 2 HP remaining.</text:span></text:p>
        <text:p text:style-name="P5">Multiple Attackers</text:p>
        <text:p text:style-name="P7">If multiple attackers target the same foe, roll all damage dice and keep the single highest result.</text:p>
        <text:p text:style-name="P5">Attack Modifiers</text:p>
        <text:p text:style-name="P7">If fighting from a position of weakness (such as through cover or with bound hands), the attack is <text:span text:style-name="T1">impaired</text:span> and the attacker must roll 1d4 damage_regardless_of the attacks damage die.</text:p>
        <text:p text:style-name="P7">If fighting from a position of advantage (such as against a helpless foe or through a daring maneuver), the attack is <text:span text:style-name="T1">enhanced</text:span> , allowing the attacker to roll 1d12 damage instead of their normal die.</text:p>
        <text:p text:style-name="P5">Dual Weapons</text:p>
        <text:p text:style-name="P7">If attacking with two weapons at the same time, roll both damage dice and keep the single highest result.</text:p>
        <text:p text:style-name="P5">Blast</text:p>
        <text:p text:style-name="P7"><text:soft-page-break/>Attacks with the <text:span text:style-name="T1">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5">Scars</text:p>
        <text:p text:style-name="P7">When damage to a PC reduces their HP to exactly 0, they are sometimes changed irrevocably. See the <text:span text:style-name="T1">Scars</text:span> for more.</text:p>
        <text:p text:style-name="P5">Critical Damage</text:p>
        <text:p text:style-name="P7">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7">Any PC that suffers critical damage cannot do anything but crawl weakly, grasping for life. If given aid and rest, they will stabilize. If left untreated, they die within the hour.</text:p>
        <text:p text:style-name="P5">Ability Score Loss</text:p>
        <text:p text:style-name="P7">If a PC’s STR is reduced to 0, they die. If their DEX is reduced to 0, they are paralyzed. If their WIL is reduced to 0, they are delirious.</text:p>
        <text:p text:style-name="P7">Complete DEX and WIL loss renders the character unable to act until they are restored through extended rest or by extraordinary means.</text:p>
        <text:p text:style-name="P5">Unconsciousness &amp; Death</text:p>
        <text:p text:style-name="P7">When a character dies, the player is free to create a new character or take control of a hireling. They immediately join the party in order to reduce downtime.</text:p>
        <text:p text:style-name="P5">Detachments</text:p>
        <text:p text:style-name="P7">Large groups of similar combatants fighting together are treated as a single <text:span text:style-name="T1">detachment</text:span>. When a detachment takes critical damage, it is routed or significantly weakened. When it reaches 0 STR, it is destroyed.</text:p>
        <text:p text:style-name="P7">Attacks against detachments by individuals are impaired (excluding blast damage).</text:p>
        <text:p text:style-name="P7">Attacks against individuals by detachments are enhanced and deal blast damage.</text:p>
        <text:p text:style-name="P5">Retreat</text:p>
        <text:p text:style-name="P7">Running away from a dire situation always requires a successful DEX save, as well as a safe destination to run to.</text:p>
        <text:p text:style-name="P5">Scars</text:p>
        <text:p text:style-name="P7">When an attack reduces a PC’s HP to exactly 0, they are uniquely impacted. Look up the result on the table below based on the total damage taken:</text:p>
        <text:list xml:id="list161218517430090" text:continue-list="list161217290970779" text:style-name="WWNum1029">
          <text:list-item text:start-value="1">
            <text:p text:style-name="P55"><text:span text:style-name="T4">Lasting Scar:</text:span><text:span text:style-name="T5"> Roll 1d6 (1: Neck, 2: Hands, 3: Eye, 4: Chest, 5: Legs, 6: Ear). Roll 1d6. If the total is higher than your max HP, take the new result.</text:span></text:p>
          </text:list-item>
          <text:list-item>
            <text:p text:style-name="P39"><text:span text:style-name="T1">Rattling Blow:</text:span> You’re disoriented and shaken. Describe how you refocus. Roll 1d6. If the total is higher than your max HP, take the new result.</text:p>
          </text:list-item>
          <text:list-item>
            <text:p text:style-name="P39"><text:span text:style-name="T1">Walloped:</text:span> You’re sent flying and land flat on your face, winded. You are deprived until you rest for a few hours. Then, roll 1d6. Add that amount to your max HP.</text:p>
          </text:list-item>
          <text:list-item>
            <text:p text:style-name="P39"><text:span text:style-name="T1">Broken Limb:</text:span> Roll 1d6 (1-2: Leg, 3-4: Arm, 5: Rib, 6: Skull). Once mended, roll 2d6. If the total is higher than your max HP, take the new result.</text:p>
          </text:list-item>
          <text:list-item>
            <text:p text:style-name="P39"><text:span text:style-name="T1">Diseased:</text:span> You’re afflicted with a gross, uncomfortable infection. When you get over it, roll 2d6. If the total is higher than your max HP, take the new result.</text:p>
          </text:list-item>
          <text:list-item>
            <text:p text:style-name="P39"><text:span text:style-name="T1">Reorienting Head Wound:</text:span> Roll 1d6 (1-2: STR, 3-4: DEX, 5-6: WIL). Roll 3d6. If the total is higher than your current ability score, take the new result.</text:p>
          </text:list-item>
          <text:list-item>
            <text:p text:style-name="P39"><text:span text:style-name="T1">Hamstrung:</text:span> You can barely move until you get serious help and rest. After recovery, roll 3d6. If the total is higher than your max DEX, take the new result.</text:p>
          </text:list-item>
          <text:list-item>
            <text:p text:style-name="P39"><text:soft-page-break/><text:span text:style-name="T1">Deafened:</text:span> You cannot hear anything until you find extraordinary aid. Regardless, make a WIL save. If you pass, increase your max WIL by 1d4.</text:p>
          </text:list-item>
          <text:list-item>
            <text:p text:style-name="P39"><text:span text:style-name="T1">Re-brained:</text:span> Some hidden part of your psyche is knocked loose. Roll 3d6. If the total is higher than your max WIL, take the new result.</text:p>
          </text:list-item>
          <text:list-item>
            <text:p text:style-name="P39"><text:span text:style-name="T1">Sundered:</text:span> An appendage is torn off, crippled or useless. The Warden will tell you which. Then, make a WIL save. If you pass, increase your max WIL by 1d6.</text:p>
          </text:list-item>
          <text:list-item>
            <text:p text:style-name="P39"><text:span text:style-name="T1">Mortal Wound:</text:span> You are deprived and out of action. You die in one hour unless healed. Upon recovery, roll 2d6. Take the new result as your max HP.</text:p>
          </text:list-item>
          <text:list-item>
            <text:p text:style-name="P39"><text:span text:style-name="T1">Doomed:</text:span> Death seemed ever so close, but somehow you survived. If your next save against critical damage is a fail, you die horribly. If you pass, roll 3d6. If the total is higher than your max HP, take the new result.</text:p>
          </text:list-item>
        </text:list>
        <text:h text:style-name="P9" text:outline-level="2"><text:bookmark-start text:name="bestiary"/>Bestiary<text:bookmark-end text:name="bestiary"/></text:h>
        <text:p text:style-name="P4"><text:span text:style-name="T1">Root Goblin:</text:span> 4 HP, 8 STR, 14 DEX, 8 WIL, spear (d6)</text:p>
        <text:list xml:id="list161217964354366" text:continue-list="list161217049833412" text:style-name="WWNum1030">
          <text:list-item>
            <text:p text:style-name="P40">Avoid combat unless they have the advantage (such as greater numbers).</text:p>
          </text:list-item>
          <text:list-item>
            <text:p text:style-name="P40">Guard their stolen goods to the death.</text:p>
          </text:list-item>
          <text:list-item>
            <text:p text:style-name="P40">Prize Spellbooks; willing to trade.</text:p>
          </text:list-item>
        </text:list>
        <text:p text:style-name="P4"><text:span text:style-name="T1">Hooded Men:</text:span> 12 HP, 9 STR, 12 DEX, 14 WIL, leystaff (d8), a Spellbook (Choose one: Charm, Hypnotize, Push/Pull, Shield)</text:p>
        <text:list xml:id="list161217836589698" text:continue-list="list161217964354366" text:style-name="WWNum1031">
          <text:list-item>
            <text:p text:style-name="P41">The Watchers of the Wood; a cult that derive their power from leylines, rune stones, and the like.</text:p>
          </text:list-item>
          <text:list-item>
            <text:p text:style-name="P41">Critical damage: leech a part of the victim’s soul (1d4 WIL damage).</text:p>
          </text:list-item>
        </text:list>
        <text:p text:style-name="P4"><text:span text:style-name="T1">Cobblehounds:</text:span> 12 HP, 2 Armor, 14 STR, 1 DEX, 8 WIL, bite (d10)</text:p>
        <text:list xml:id="list161218611555560" text:continue-list="list161217836589698" text:style-name="WWNum1032">
          <text:list-item>
            <text:p text:style-name="P42">Immobile constructs typically used as guardians to great tombs or artifacts.</text:p>
          </text:list-item>
          <text:list-item>
            <text:p text:style-name="P42">Unaffected by mundane persuasion techniques - but do love a good bone.</text:p>
          </text:list-item>
        </text:list>
        <text:p text:style-name="P4"><text:span text:style-name="T1">Wood Troll:</text:span> 12 HP, 15 STR, 12 DEX, 7 WIL, claws and bite (d8+d8 blast)</text:p>
        <text:list xml:id="list161217864603922" text:continue-list="list161218611555560" text:style-name="WWNum1033">
          <text:list-item>
            <text:p text:style-name="P43">As an action, can recover lost HP.</text:p>
          </text:list-item>
          <text:list-item>
            <text:p text:style-name="P43">Critical damage: moss and twigs begin growing out of target’s wounds.</text:p>
          </text:list-item>
        </text:list>
        <text:p text:style-name="P4"><text:span text:style-name="T1">Frost Elf:</text:span> 14 HP, 1 Armor, 8 STR, 13 DEX, 14 WIL, icicle dagger (d6), a Spellbook (Choose one: Sleep, Teleport, Detect Magic)</text:p>
        <text:list xml:id="list161218070061191" text:continue-list="list161217864603922" text:style-name="WWNum1034">
          <text:list-item>
            <text:p text:style-name="P44">Beautiful, amoral, and long-lived.</text:p>
          </text:list-item>
          <text:list-item>
            <text:p text:style-name="P44">Resistant to most forms of magic.</text:p>
          </text:list-item>
        </text:list>
        <text:p text:style-name="P4"><text:span text:style-name="T1">Boggart:</text:span> 3 HP, 4 STR, 17 DEX, 13 WIL</text:p>
        <text:list xml:id="list161217546142539" text:continue-list="list161218070061191" text:style-name="WWNum1035">
          <text:list-item>
            <text:p text:style-name="P45">A wild, hairy trickster that takes pleasure in being a minor nuisance.</text:p>
          </text:list-item>
          <text:list-item>
            <text:p text:style-name="P45">Prizes relics and shiny trinkets above all else but unwilling to trade for coin.</text:p>
          </text:list-item>
          <text:list-item>
            <text:p text:style-name="P45">Boggarts have names that describe their true nature. Knowing their true name allows one to control a Boggart.</text:p>
          </text:list-item>
        </text:list>
        <text:h text:style-name="P9" text:outline-level="2"><text:bookmark-start text:name="creating-monsters"/>Creating Monsters<text:bookmark-end text:name="creating-monsters"/></text:h>
        <text:p text:style-name="P4">Use the following template to model any more sophisticated Monster or NPC:</text:p>
        <text:p text:style-name="P5">Name:</text:p>
        <text:p text:style-name="P7">X HP, X Armor, X STR, X DEX, X WIL, Weapon (dX, special items, qualities)</text:p>
        <text:list xml:id="list161217124459816" text:continue-list="list161217546142539" text:style-name="WWNum1036">
          <text:list-item>
            <text:p text:style-name="P59"><text:span text:style-name="T5">Engaging descriptor of appearance or demeanor</text:span></text:p>
          </text:list-item>
          <text:list-item>
            <text:p text:style-name="P46">Quirk, tactic, or peculiarity making this NPC unique</text:p>
          </text:list-item>
          <text:list-item>
            <text:p text:style-name="P46">Special effect or critical damage consequence</text:p>
          </text:list-item>
        </text:list>
        <text:p text:style-name="P2">General Principles</text:p>
        <text:p text:style-name="P7">Ability Scores: 3 is deficient, 6 is weak, 10 is average, 14 is noteworthy, and 18 is legendary. Adjust as necessary.</text:p>
        <text:list xml:id="list161218110334207" text:continue-list="list161217124459816" text:style-name="WWNum1037">
          <text:list-item>
            <text:p text:style-name="P47">Give average creatures 3 HP, give hardy ones 6 HP, and serious threats get 10+ HP.</text:p>
          </text:list-item>
          <text:list-item>
            <text:p text:style-name="P47">Use flavor and style to help them stand <text:soft-page-break/>out. Players will remember a pig-faced humanoid looking for his missing sheep more easily than a generic goblin archer.</text:p>
          </text:list-item>
          <text:list-item>
            <text:p text:style-name="P47">Use critical damage to lean into the threat or strangeness of any aggressive NPC.</text:p>
          </text:list-item>
          <text:list-item>
            <text:p text:style-name="P47">Remember that HP is <text:span text:style-name="T1">Hit Protection</text:span> , not Hit Points. It’s a measure of resilience, luck, and gumption - not health.</text:p>
          </text:list-item>
        </text:list>
        <text:p text:style-name="P2">Converting from OSR Games</text:p>
        <text:list xml:id="list161217268270334" text:continue-list="list161218110334207" text:style-name="WWNum1038">
          <text:list-item>
            <text:p text:style-name="P48">Give 1 HP per HD for most creatures.</text:p>
          </text:list-item>
          <text:list-item>
            <text:p text:style-name="P48">Most humanoids have at least 4HP.</text:p>
          </text:list-item>
          <text:list-item>
            <text:p text:style-name="P48"><text:span text:style-name="T1">Morale</text:span> can also be used as a baseline.</text:p>
          </text:list-item>
        </text:list>
        <text:p text:style-name="P4">Some pointers:</text:p>
        <text:list xml:id="list161219023366312" text:continue-list="list161217268270334" text:style-name="WWNum1039">
          <text:list-item>
            <text:p text:style-name="P49">Is it good at avoiding a hit? Give it HP.</text:p>
          </text:list-item>
          <text:list-item>
            <text:p text:style-name="P49">Does it soak up damage? Give it Armor.</text:p>
          </text:list-item>
          <text:list-item>
            <text:p text:style-name="P49">Is it strong? Give it a high <text:span text:style-name="T1">STR</text:span>.</text:p>
          </text:list-item>
          <text:list-item>
            <text:p text:style-name="P49">Is it nimble? Give it high <text:span text:style-name="T1">DEX</text:span>.</text:p>
          </text:list-item>
          <text:list-item>
            <text:p text:style-name="P49">Is it charismatic? Give it high WIL.</text:p>
          </text:list-item>
        </text:list>
        <text:p text:style-name="P4">Damage die are roughly the same, though armed attacks do at least 1d6 damage.</text:p>
        <text:h text:style-name="P9" text:outline-level="2"><text:bookmark-start text:name="spells"/>100 Spells<text:bookmark-end text:name="spells"/></text:h>
        <text:list xml:id="list161217243207252" text:continue-list="list161218517430090" text:style-name="WWNum1040">
          <text:list-item text:start-value="1">
            <text:p text:style-name="P56"><text:span text:style-name="T4">Adhere:</text:span><text:span text:style-name="T5"> Object is covered in extremely sticky slime.</text:span></text:p>
          </text:list-item>
          <text:list-item>
            <text:p text:style-name="P50"><text:span text:style-name="T1">Animate Object:</text:span> Object obeys your commands as best it can. It can walk 15ft per round.</text:p>
          </text:list-item>
          <text:list-item>
            <text:p text:style-name="P50"><text:span text:style-name="T1">Anthropomorphize:</text:span> A touched animal either gains human intelligence or human appearance for L days.</text:p>
          </text:list-item>
          <text:list-item>
            <text:p text:style-name="P50"><text:span text:style-name="T1">Arcane Eye:</text:span> You can see through a magical floating eyeball that flies around at your command.</text:p>
          </text:list-item>
          <text:list-item>
            <text:p text:style-name="P50"><text:span text:style-name="T1">Astral Prison:</text:span> An object is frozen in time and space within an invulnerable crystal shell.</text:p>
          </text:list-item>
          <text:list-item>
            <text:p text:style-name="P50"><text:span text:style-name="T1">Attract:</text:span> L+1 objects are strongly magnetically attracted to each other if they come within 10 feet.</text:p>
          </text:list-item>
          <text:list-item>
            <text:p text:style-name="P50"><text:span text:style-name="T1">Auditory Illusion:</text:span> You create illusory sounds that seem to come from a direction of your choice.</text:p>
          </text:list-item>
          <text:list-item>
            <text:p text:style-name="P50"><text:span text:style-name="T1">Babble:</text:span> A creature must loudly and clearly repeat everything you think. It is otherwise mute.</text:p>
          </text:list-item>
          <text:list-item>
            <text:p text:style-name="P50"><text:span text:style-name="T1">Beast Form:</text:span> You and your possessions transform into a mundane animal.</text:p>
          </text:list-item>
          <text:list-item>
            <text:p text:style-name="P50"><text:span text:style-name="T1">Befuddle:</text:span> L creatures of your choice are unable to form new short-term memories for the duration of the spell.</text:p>
          </text:list-item>
          <text:list-item>
            <text:p text:style-name="P50"><text:span text:style-name="T1">Bend Fate:</text:span> Roll L+1 d20s. Whenever you must roll a d20 after casting the spell, you must choose and then discard one of the rolled results until they are all gone.</text:p>
          </text:list-item>
          <text:list-item>
            <text:p text:style-name="P50"><text:span text:style-name="T1">Bird Person:</text:span> Your arms turn into huge bird wings.</text:p>
          </text:list-item>
          <text:list-item>
            <text:p text:style-name="P50"><text:span text:style-name="T1">Body Swap:</text:span> You switch bodies with a creature you touch. If one body dies, the other dies as well.</text:p>
          </text:list-item>
          <text:list-item>
            <text:p text:style-name="P50"><text:span text:style-name="T1">Catherine:</text:span> A woman wearing a blue dress appears until end of spell. She will obey polite, safe requests.</text:p>
          </text:list-item>
          <text:list-item>
            <text:p text:style-name="P50"><text:span text:style-name="T1">Charm:</text:span> L creatures treat you like a friend.</text:p>
          </text:list-item>
          <text:list-item>
            <text:p text:style-name="P50"><text:span text:style-name="T1">Command:</text:span> A creature obeys a single, three-word command that does not harm it.</text:p>
          </text:list-item>
          <text:list-item>
            <text:p text:style-name="P50"><text:span text:style-name="T1">Comprehend:</text:span> You become fluent in all languages.</text:p>
          </text:list-item>
          <text:list-item>
            <text:p text:style-name="P50"><text:span text:style-name="T1">Control Plants:</text:span> Nearby plants and trees obey you and gain the ability to move at 5 feet per round.</text:p>
          </text:list-item>
          <text:list-item>
            <text:p text:style-name="P50"><text:span text:style-name="T1">Control Weather:</text:span> You may alter the type of weather at will, but you do not otherwise control it.</text:p>
          </text:list-item>
          <text:list-item>
            <text:p text:style-name="P50"><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50"><text:span text:style-name="T1">Deafen:</text:span> All nearby creatures are deafened.</text:p>
          </text:list-item>
          <text:list-item>
            <text:p text:style-name="P50"><text:span text:style-name="T1">Detect Magic:</text:span> You hear nearby magical auras singing. Volume and harmony signify the aura’s power and refinement.</text:p>
          </text:list-item>
          <text:list-item>
            <text:p text:style-name="P50"><text:span text:style-name="T1">Disassemble:</text:span> Any of your body parts may be detached and reattached at will, without causing pain or damage. You can still control them.</text:p>
          </text:list-item>
          <text:list-item>
            <text:p text:style-name="P50"><text:span text:style-name="T1">Disguise:</text:span> You may alter the appearance of L characters at will as long as they remain humanoid. Attempts to <text:soft-page-break/>duplicate other characters will seem uncanny.</text:p>
          </text:list-item>
          <text:list-item>
            <text:p text:style-name="P50"><text:span text:style-name="T1">Displace:</text:span> An object appears to be up to L×10ft from its actual position.</text:p>
          </text:list-item>
          <text:list-item>
            <text:p text:style-name="P50"><text:span text:style-name="T1">Earthquake:</text:span> The ground begins shaking violently. Structures may be damaged or collapse.</text:p>
          </text:list-item>
          <text:list-item>
            <text:p text:style-name="P50"><text:span text:style-name="T1">Elasticity:</text:span> Your body can stretch up to L×10ft.</text:p>
          </text:list-item>
          <text:list-item>
            <text:p text:style-name="P50"><text:span text:style-name="T1">Elemental Wall:</text:span> A straight wall of ice or fire L×40ft long and 10ft high rises from the ground.</text:p>
          </text:list-item>
          <text:list-item>
            <text:p text:style-name="P50"><text:span text:style-name="T1">Filch:</text:span> L visible items teleport to your hands.</text:p>
          </text:list-item>
          <text:list-item>
            <text:p text:style-name="P50"><text:span text:style-name="T1">Fog Cloud:</text:span> Dense fog spreads out from you.</text:p>
          </text:list-item>
          <text:list-item>
            <text:p text:style-name="P50"><text:span text:style-name="T1">Frenzy:</text:span> L creatures erupt in a frenzy of violence.</text:p>
          </text:list-item>
          <text:list-item>
            <text:p text:style-name="P50"><text:span text:style-name="T1">Gate:</text:span> A portal to a random plane opens.</text:p>
          </text:list-item>
          <text:list-item>
            <text:p text:style-name="P50"><text:span text:style-name="T1">Gravity Shift:</text:span> You can change the direction of gravity (for yourself only) up to once per round.</text:p>
          </text:list-item>
          <text:list-item>
            <text:p text:style-name="P50"><text:span text:style-name="T1">Greed:</text:span> L creatures develop an overwhelming urge to possess a visible item of your choice.</text:p>
          </text:list-item>
          <text:list-item>
            <text:p text:style-name="P50"><text:span text:style-name="T1">Haste:</text:span> Your movement speed is tripled.</text:p>
          </text:list-item>
          <text:list-item>
            <text:p text:style-name="P50"><text:span text:style-name="T1">Hatred:</text:span> L creatures develop a deep hatred of another creature or group of creatures and wish to destroy it.</text:p>
          </text:list-item>
          <text:list-item>
            <text:p text:style-name="P50"><text:span text:style-name="T1">Hear Whispers:</text:span> You can hear faint sounds clearly.</text:p>
          </text:list-item>
          <text:list-item>
            <text:p text:style-name="P50"><text:span text:style-name="T1">Hover:</text:span> An object hovers, frictionless, 2ft above the ground. It can hold up to L humanoids.</text:p>
          </text:list-item>
          <text:list-item>
            <text:p text:style-name="P50"><text:span text:style-name="T1">Hypnotize:</text:span> A creature enters a trance and will truthfully answer L yes or no questions you ask it.</text:p>
          </text:list-item>
          <text:list-item>
            <text:p text:style-name="P50"><text:span text:style-name="T1">Icy Touch:</text:span> A thick ice layer spreads across a touched surface, up to L×10ft in radius.</text:p>
          </text:list-item>
          <text:list-item>
            <text:p text:style-name="P50"><text:span text:style-name="T1">Illuminate:</text:span> A floating light moves as you command.</text:p>
          </text:list-item>
          <text:list-item>
            <text:p text:style-name="P50"><text:span text:style-name="T1">Increase Gravity:</text:span> The gravity in an area triples.</text:p>
          </text:list-item>
          <text:list-item>
            <text:p text:style-name="P50"><text:span text:style-name="T1">Invisible Tether:</text:span> Two objects within 10ft of each other cannot be moved more than 10ft apart.</text:p>
          </text:list-item>
          <text:list-item>
            <text:p text:style-name="P50"><text:span text:style-name="T1">Knock:</text:span> L nearby mundane or magical locks unlock.</text:p>
          </text:list-item>
          <text:list-item>
            <text:p text:style-name="P50"><text:span text:style-name="T1">Leap:</text:span> You can jump up to L×10ft in the air.</text:p>
          </text:list-item>
          <text:list-item>
            <text:p text:style-name="P50"><text:span text:style-name="T1">Liquid Air:</text:span> The air around you becomes swimmable.</text:p>
          </text:list-item>
          <text:list-item>
            <text:p text:style-name="P50"><text:span text:style-name="T1">Magic Dampener:</text:span> All nearby magical effects have their effectiveness halved.</text:p>
          </text:list-item>
          <text:list-item>
            <text:p text:style-name="P50"><text:span text:style-name="T1">Manse:</text:span> A sturdy, furnished cottage appears for L×12 hours. You can permit and forbid entry to it at will.</text:p>
          </text:list-item>
          <text:list-item>
            <text:p text:style-name="P50"><text:span text:style-name="T1">Marble Madness:</text:span> Your pockets are full of marbles, and will refill every round.</text:p>
          </text:list-item>
          <text:list-item>
            <text:p text:style-name="P50"><text:span text:style-name="T1">Masquerade:</text:span> L characters’ appearances and voices become identical to a touched character.</text:p>
          </text:list-item>
          <text:list-item>
            <text:p text:style-name="P50"><text:span text:style-name="T1">Miniaturize:</text:span> You and L other touched creatures are reduced to the size of a mouse.</text:p>
          </text:list-item>
          <text:list-item>
            <text:p text:style-name="P50"><text:span text:style-name="T1">Mirror Image:</text:span> L illusory duplicates of yourself appear under your control.</text:p>
          </text:list-item>
          <text:list-item>
            <text:p text:style-name="P50"><text:span text:style-name="T1">Mirrorwalk:</text:span> A mirror becomes a gateway to another mirror that you looked into today.</text:p>
          </text:list-item>
          <text:list-item>
            <text:p text:style-name="P50"><text:span text:style-name="T1">Multiarm:</text:span> You gain L extra arms.</text:p>
          </text:list-item>
          <text:list-item>
            <text:p text:style-name="P50"><text:span text:style-name="T1">Night Sphere:</text:span> An L×40ft wide sphere of darkness displaying the night sky appears.</text:p>
          </text:list-item>
          <text:list-item>
            <text:p text:style-name="P50"><text:span text:style-name="T1">Objectify:</text:span> You become any inanimate object between the size of a grand piano and an apple.</text:p>
          </text:list-item>
          <text:list-item>
            <text:p text:style-name="P50"><text:span text:style-name="T1">Ooze Form:</text:span> You become a living jelly.</text:p>
          </text:list-item>
          <text:list-item>
            <text:p text:style-name="P50"><text:span text:style-name="T1">Pacify:</text:span> L creatures have an aversion to violence.</text:p>
          </text:list-item>
          <text:list-item>
            <text:p text:style-name="P50"><text:span text:style-name="T1">Phantom Coach:</text:span> A ghostly coach appears until end of spell. It moves unnaturally fast over any terrain, including water.</text:p>
          </text:list-item>
          <text:list-item>
            <text:p text:style-name="P50"><text:span text:style-name="T1">Phobia:</text:span> L creatures become terrified of an object of your choice.</text:p>
          </text:list-item>
          <text:list-item>
            <text:p text:style-name="P50"><text:span text:style-name="T1">Pit:</text:span> A pit 10ft wide and L×5ft deep opens in the ground.</text:p>
          </text:list-item>
          <text:list-item>
            <text:p text:style-name="P50"><text:span text:style-name="T1">Primeval Surge:</text:span> An object grows to the size of an elephant. If it is an animal, it is enraged.</text:p>
          </text:list-item>
          <text:list-item>
            <text:p text:style-name="P50"><text:span text:style-name="T1">Psychometry:</text:span> The referee answers L yes or no questions about a touched object.</text:p>
          </text:list-item>
          <text:list-item>
            <text:p text:style-name="P50"><text:span text:style-name="T1">Pull:</text:span> An object of any size is pulled directly towards you with the strength of L men for one round.</text:p>
          </text:list-item>
          <text:list-item>
            <text:p text:style-name="P50"><text:span text:style-name="T1">Push:</text:span> An object of any size is pushed directly away from you <text:soft-page-break/>with the strength of L men for one round.</text:p>
          </text:list-item>
          <text:list-item>
            <text:p text:style-name="P50"><text:span text:style-name="T1">Raise Dead:</text:span> L skeletons rise from the ground to serve you. They are incredibly stupid and can only obey simple orders.</text:p>
          </text:list-item>
          <text:list-item>
            <text:p text:style-name="P50"><text:span text:style-name="T1">Raise Spirit:</text:span> The spirit of a dead body manifests and will answer L questions.</text:p>
          </text:list-item>
          <text:list-item>
            <text:p text:style-name="P50"><text:span text:style-name="T1">Read Mind:</text:span> You can hear the surface thoughts of nearby creatures.</text:p>
          </text:list-item>
          <text:list-item>
            <text:p text:style-name="P50"><text:span text:style-name="T1">Repel:</text:span> L+1 objects are strongly magnetically repelled from each other if they come within 10 feet.</text:p>
          </text:list-item>
          <text:list-item>
            <text:p text:style-name="P50"><text:span text:style-name="T1">Scry:</text:span> You can see through the eyes of a creature you touched earlier today.</text:p>
          </text:list-item>
          <text:list-item>
            <text:p text:style-name="P50"><text:span text:style-name="T1">Sculpt Elements:</text:span> All inanimate material behaves like clay in your hands.</text:p>
          </text:list-item>
          <text:list-item>
            <text:p text:style-name="P50"><text:span text:style-name="T1">Shroud:</text:span> L creatures are invisible until they move.</text:p>
          </text:list-item>
          <text:list-item>
            <text:p text:style-name="P50"><text:span text:style-name="T1">Shuffle:</text:span> L creatures instantly switch places. Determine where they end up randomly.</text:p>
          </text:list-item>
          <text:list-item>
            <text:p text:style-name="P50"><text:span text:style-name="T1">Sleep:</text:span> L creatures fall into a light sleep.</text:p>
          </text:list-item>
          <text:list-item>
            <text:p text:style-name="P50"><text:span text:style-name="T1">Smoke Form:</text:span> Your body becomes living smoke.</text:p>
          </text:list-item>
          <text:list-item>
            <text:p text:style-name="P50"><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50"><text:span text:style-name="T1">Sniff:</text:span> You can smell even the faintest traces of scents.</text:p>
          </text:list-item>
          <text:list-item>
            <text:p text:style-name="P50"><text:span text:style-name="T1">Sort:</text:span> Inanimate items sort themselves according to categories you set. The categories must be visually verifiable.</text:p>
          </text:list-item>
          <text:list-item>
            <text:p text:style-name="P50"><text:span text:style-name="T1">Spectacle:</text:span> A clearly unreal but impressive illusion of your choice appears, under your control. It may be up to the size of a palace and has full motion and sound.</text:p>
          </text:list-item>
          <text:list-item>
            <text:p text:style-name="P50"><text:span text:style-name="T1">Spellseize:</text:span> Cast this as a reaction to another spell going off to make a temporary copy of it that you can cast at any time before this spell ends.</text:p>
          </text:list-item>
          <text:list-item>
            <text:p text:style-name="P50"><text:span text:style-name="T1">Spider Climb:</text:span> You can climb surfaces like a spider.</text:p>
          </text:list-item>
          <text:list-item>
            <text:p text:style-name="P50"><text:span text:style-name="T1">Summon Cube:</text:span> Once per second, (6 times per round) you may summon or banish a 3-foot-wide cube of earth. New cubes must be affixed to the earth or to other cubes.8.50″</text:p>
          </text:list-item>
          <text:list-item>
            <text:p text:style-name="P50"><text:span text:style-name="T1">Swarm:</text:span> You become a swarm of crows, rats, or piranhas. You only take damage from area effects.</text:p>
          </text:list-item>
          <text:list-item>
            <text:p text:style-name="P50"><text:span text:style-name="T1">Telekinesis:</text:span> You may mentally move L items.</text:p>
          </text:list-item>
          <text:list-item>
            <text:p text:style-name="P50"><text:span text:style-name="T1">Telepathy:</text:span> L+1 creatures can hear each other’s thoughts, no matter how far apart they move.</text:p>
          </text:list-item>
          <text:list-item>
            <text:p text:style-name="P50"><text:span text:style-name="T1">Teleport:</text:span> An object disappears and reappears on the ground in a visible, clear area up to L×40ft away.</text:p>
          </text:list-item>
          <text:list-item>
            <text:p text:style-name="P50"><text:span text:style-name="T1">Thaumaturgic Anchor:</text:span> Object becomes the target of every spell cast near it.</text:p>
          </text:list-item>
          <text:list-item>
            <text:p text:style-name="P50"><text:span text:style-name="T1">Thicket:</text:span> A thicket of trees and dense brush up to L×40ft wide suddenly sprouts up.</text:p>
          </text:list-item>
          <text:list-item>
            <text:p text:style-name="P50"><text:span text:style-name="T1">Time Jump:</text:span> An object disappears as it jumps L×10 minutes into the future. When it returns, it appears in the unoccupied area nearest to where it left.</text:p>
          </text:list-item>
          <text:list-item>
            <text:p text:style-name="P50"><text:span text:style-name="T1">Summon Idol:</text:span> A carved stone statue the size of a four poster bed rises from the ground.</text:p>
          </text:list-item>
          <text:list-item>
            <text:p text:style-name="P50"><text:span text:style-name="T1">Time Rush:</text:span> Time in a 40ft bubble starts moving 10 times faster.</text:p>
          </text:list-item>
          <text:list-item>
            <text:p text:style-name="P50"><text:span text:style-name="T1">Time Slow:</text:span> Time in a 40ft bubble slows to 10%.</text:p>
          </text:list-item>
          <text:list-item>
            <text:p text:style-name="P50"><text:span text:style-name="T1">True Sight:</text:span> You see through all nearby illusions.</text:p>
          </text:list-item>
          <text:list-item>
            <text:p text:style-name="P50"><text:span text:style-name="T1">Upwell:</text:span> A spring of seawater appears.</text:p>
          </text:list-item>
          <text:list-item>
            <text:p text:style-name="P50"><text:span text:style-name="T1">Vision:</text:span> You completely control what a creature sees.</text:p>
          </text:list-item>
          <text:list-item>
            <text:p text:style-name="P50"><text:span text:style-name="T1">Visual Illusion:</text:span> A silent, immobile, illusion of your choice appears, up to the size of a bedroom.</text:p>
          </text:list-item>
          <text:list-item>
            <text:p text:style-name="P50"><text:span text:style-name="T1">Ward:</text:span> A silver circle 40ft across appears on the ground. Choose one thing that cannot cross it:** Living creatures, dead creatures, projectiles or metal.</text:p>
          </text:list-item>
          <text:list-item>
            <text:p text:style-name="P50"><text:span text:style-name="T1">Web:</text:span> Your wrists can shoot thick webbing.</text:p>
          </text:list-item>
          <text:list-item>
            <text:p text:style-name="P50"><text:span text:style-name="T1">Wizard Mark:</text:span> Your finger can shoot a stream of ulfire-colored paint. This paint is only visible to you, and can be seen at any distance, even through solid objects.</text:p>
          </text:list-item>
          <text:list-item>
            <text:p text:style-name="P50"><text:span text:style-name="T2">X-Ray Vision:</text:span> You gain X-Ray vision.</text:p>
          </text:list-item>
        </text:list>
        <text:section text:style-name="Sect2" text:name="Section2">
          <table:table table:name="Table1" table:style-name="Table1">
            <table:table-column table:style-name="Table1.A"/>
            <table:table-column table:style-name="Table1.B" table:number-columns-repeated="2"/>
            <table:table-column table:style-name="Table1.D"/>
            <table:table-row>
              <table:table-cell table:style-name="Table1.A1" table:number-columns-spanned="2" office:value-type="string">
                <text:p text:style-name="P65">Name:</text:p>
              </table:table-cell>
              <table:covered-table-cell/>
              <table:table-cell table:style-name="Table1.C1" table:number-columns-spanned="2" office:value-type="string">
                <text:p text:style-name="P65">Player:</text:p>
              </table:table-cell>
              <table:covered-table-cell/>
            </table:table-row>
            <table:table-row>
              <table:table-cell table:style-name="Table1.A2" table:number-columns-spanned="2" office:value-type="string">
                <text:p text:style-name="P65">Quote:</text:p>
              </table:table-cell>
              <table:covered-table-cell/>
              <table:table-cell table:style-name="Table1.C2" table:number-columns-spanned="2" office:value-type="string">
                <text:p text:style-name="P65">Campaign:</text:p>
              </table:table-cell>
              <table:covered-table-cell/>
            </table:table-row>
            <table:table-row>
              <table:table-cell table:style-name="Table1.A3" table:number-columns-spanned="4" office:value-type="string">
                <text:p text:style-name="P65">Appearance:</text:p>
              </table:table-cell>
              <table:covered-table-cell/>
              <table:covered-table-cell/>
              <table:covered-table-cell/>
            </table:table-row>
            <table:table-row>
              <table:table-cell table:style-name="Table1.A4" office:value-type="string">
                <text:p text:style-name="P65">Age:</text:p>
              </table:table-cell>
              <table:table-cell table:style-name="Table1.B4" office:value-type="string">
                <text:p text:style-name="P65">Sex:</text:p>
              </table:table-cell>
              <table:table-cell table:style-name="Table1.B4" office:value-type="string">
                <text:p text:style-name="P73"/>
              </table:table-cell>
              <table:table-cell table:style-name="Table1.D4" office:value-type="string">
                <text:p text:style-name="P65"/>
              </table:table-cell>
            </table:table-row>
          </table:table>
          <table:table table:name="Table2" table:style-name="Table2">
            <table:table-column table:style-name="Table2.A" table:number-columns-repeated="2"/>
            <table:table-column table:style-name="Table2.C"/>
            <table:table-row>
              <table:table-cell table:style-name="Table2.A1" office:value-type="string">
                <text:p text:style-name="P66">Background:</text:p>
              </table:table-cell>
              <table:table-cell table:style-name="Table2.A1" office:value-type="string">
                <text:p text:style-name="P66">Virtue:</text:p>
              </table:table-cell>
              <table:table-cell table:style-name="Table2.C1" office:value-type="string">
                <text:p text:style-name="P66">Vice: </text:p>
              </table:table-cell>
            </table:table-row>
            <table:table-row>
              <table:table-cell table:style-name="Table2.A2" office:value-type="string">
                <text:p text:style-name="P66">Reputation:</text:p>
              </table:table-cell>
              <table:table-cell table:style-name="Table2.A2" office:value-type="string">
                <text:p text:style-name="P66">Misfortunes:</text:p>
              </table:table-cell>
              <table:table-cell table:style-name="Table2.C2" office:value-type="string">
                <text:p text:style-name="P70"/>
              </table:table-cell>
            </table:table-row>
            <table:table-row table:style-name="Table2.3">
              <table:table-cell table:style-name="Table2.A3" office:value-type="string">
                <text:p text:style-name="P65"/>
              </table:table-cell>
              <table:table-cell table:style-name="Table2.B3" office:value-type="string">
                <text:p text:style-name="P66"/>
              </table:table-cell>
              <table:table-cell table:style-name="Table2.C3" office:value-type="string">
                <text:p text:style-name="P66"/>
              </table:table-cell>
            </table:table-row>
            <table:table-row>
              <table:table-cell table:style-name="Table2.A2" office:value-type="string">
                <text:p text:style-name="P65"><text:span text:style-name="T6">STR (max)</text:span>:</text:p>
              </table:table-cell>
              <table:table-cell table:style-name="Table2.A2" office:value-type="string">
                <text:p text:style-name="P66">DEX (max):</text:p>
              </table:table-cell>
              <table:table-cell table:style-name="Table2.C2" office:value-type="string">
                <text:p text:style-name="P66">WIL (max): </text:p>
              </table:table-cell>
            </table:table-row>
            <table:table-row table:style-name="Table2.5">
              <table:table-cell table:style-name="Table2.A2" office:value-type="string">
                <text:p text:style-name="P66">STR: </text:p>
              </table:table-cell>
              <table:table-cell table:style-name="Table2.A2" office:value-type="string">
                <text:p text:style-name="P66">DEX: </text:p>
              </table:table-cell>
              <table:table-cell table:style-name="Table2.C2" office:value-type="string">
                <text:p text:style-name="P66">WIL: </text:p>
              </table:table-cell>
            </table:table-row>
            <table:table-row table:style-name="Table2.3">
              <table:table-cell table:style-name="Table2.B3" office:value-type="string">
                <text:p text:style-name="P67"/>
              </table:table-cell>
              <table:table-cell table:style-name="Table2.B3" office:value-type="string">
                <text:p text:style-name="P66"/>
              </table:table-cell>
              <table:table-cell table:style-name="Table2.B3" office:value-type="string">
                <text:p text:style-name="P66"/>
              </table:table-cell>
            </table:table-row>
            <table:table-row>
              <table:table-cell table:style-name="Table2.A2" office:value-type="string">
                <text:p text:style-name="P68">Armor:</text:p>
              </table:table-cell>
              <table:table-cell table:style-name="Table2.A2" office:value-type="string">
                <text:p text:style-name="P68">HP (max):</text:p>
              </table:table-cell>
              <table:table-cell table:style-name="Table2.C2" office:value-type="string">
                <text:p text:style-name="P68">HP:</text:p>
              </table:table-cell>
            </table:table-row>
            <table:table-row>
              <table:table-cell table:style-name="Table2.A2" office:value-type="string">
                <text:p text:style-name="P68">Deprived:</text:p>
              </table:table-cell>
              <table:table-cell table:style-name="Table2.A2" office:value-type="string">
                <text:p text:style-name="P68"/>
              </table:table-cell>
              <table:table-cell table:style-name="Table2.C2" office:value-type="string">
                <text:p text:style-name="P68"/>
              </table:table-cell>
            </table:table-row>
            <table:table-row table:style-name="Table2.3">
              <table:table-cell table:style-name="Table2.B3" office:value-type="string">
                <text:p text:style-name="P70"/>
              </table:table-cell>
              <table:table-cell table:style-name="Table2.B3" office:value-type="string">
                <text:p text:style-name="P71"/>
              </table:table-cell>
              <table:table-cell table:style-name="Table2.B3" office:value-type="string">
                <text:p text:style-name="P70"/>
              </table:table-cell>
            </table:table-row>
            <table:table-row>
              <table:table-cell table:style-name="Table2.A2" office:value-type="string">
                <text:p text:style-name="P68">GP:</text:p>
              </table:table-cell>
              <table:table-cell table:style-name="Table2.A2" office:value-type="string">
                <text:p text:style-name="P69">SP:</text:p>
              </table:table-cell>
              <table:table-cell table:style-name="Table2.C2" office:value-type="string">
                <text:p text:style-name="P69">CP:</text:p>
              </table:table-cell>
            </table:table-row>
            <table:table-row>
              <table:table-cell table:style-name="Table2.A2" office:value-type="string">
                <text:p text:style-name="P69">1.</text:p>
              </table:table-cell>
              <table:table-cell table:style-name="Table2.A2" office:value-type="string">
                <text:p text:style-name="P69">2.</text:p>
              </table:table-cell>
              <table:table-cell table:style-name="Table2.C2" office:value-type="string">
                <text:p text:style-name="P69">3.</text:p>
              </table:table-cell>
            </table:table-row>
            <table:table-row>
              <table:table-cell table:style-name="Table2.A2" office:value-type="string">
                <text:p text:style-name="P69">4.</text:p>
              </table:table-cell>
              <table:table-cell table:style-name="Table2.A2" office:value-type="string">
                <text:p text:style-name="P69">5.</text:p>
              </table:table-cell>
              <table:table-cell table:style-name="Table2.C2" office:value-type="string">
                <text:p text:style-name="P69">6.</text:p>
              </table:table-cell>
            </table:table-row>
            <table:table-row>
              <table:table-cell table:style-name="Table2.A2" office:value-type="string">
                <text:p text:style-name="P69">7.</text:p>
              </table:table-cell>
              <table:table-cell table:style-name="Table2.A2" office:value-type="string">
                <text:p text:style-name="P69">8.</text:p>
              </table:table-cell>
              <table:table-cell table:style-name="Table2.C2" office:value-type="string">
                <text:p text:style-name="P69">9.</text:p>
              </table:table-cell>
            </table:table-row>
            <table:table-row>
              <table:table-cell table:style-name="Table2.A2" office:value-type="string">
                <text:p text:style-name="P69">10.</text:p>
              </table:table-cell>
              <table:table-cell table:style-name="Table2.A2" office:value-type="string">
                <text:p text:style-name="P70"/>
              </table:table-cell>
              <table:table-cell table:style-name="Table2.C2" office:value-type="string">
                <text:p text:style-name="P70"/>
              </table:table-cell>
            </table:table-row>
            <table:table-row table:style-name="Table2.3">
              <table:table-cell table:style-name="Table2.B3" office:value-type="string">
                <text:p text:style-name="P70"/>
              </table:table-cell>
              <table:table-cell table:style-name="Table2.B3" office:value-type="string">
                <text:p text:style-name="P70"/>
              </table:table-cell>
              <table:table-cell table:style-name="Table2.B3" office:value-type="string">
                <text:p text:style-name="P70"/>
              </table:table-cell>
            </table:table-row>
            <table:table-row>
              <table:table-cell table:style-name="Table2.A2" office:value-type="string">
                <text:p text:style-name="P69">Notes:</text:p>
              </table:table-cell>
              <table:table-cell table:style-name="Table2.A2" office:value-type="string">
                <text:p text:style-name="P70"/>
              </table:table-cell>
              <table:table-cell table:style-name="Table2.C2" office:value-type="string">
                <text:p text:style-name="P70"/>
              </table:table-cell>
            </table:table-row>
            <table:table-row>
              <table:table-cell table:style-name="Table2.A2" office:value-type="string">
                <text:p text:style-name="P70"/>
              </table:table-cell>
              <table:table-cell table:style-name="Table2.A2" office:value-type="string">
                <text:p text:style-name="P70"/>
              </table:table-cell>
              <table:table-cell table:style-name="Table2.C2" office:value-type="string">
                <text:p text:style-name="P70"/>
              </table:table-cell>
            </table:table-row>
            <table:table-row>
              <table:table-cell table:style-name="Table2.A18" office:value-type="string">
                <text:p text:style-name="P70"/>
              </table:table-cell>
              <table:table-cell table:style-name="Table2.A18" office:value-type="string">
                <text:p text:style-name="P70"/>
              </table:table-cell>
              <table:table-cell table:style-name="Table2.C18" office:value-type="string">
                <text:p text:style-name="P70"/>
              </table:table-cell>
            </table:table-row>
          </table:table>
          <text:p text:style-name="P64"/>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9pt" style:font-size-asian="7.84999990463257pt" style:font-size-complex="9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9pt" style:font-size-asian="7.84999990463257pt" style:font-size-complex="9pt"/>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9pt" style:font-size-asian="7.84999990463257pt" style:font-size-complex="9pt"/>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9pt" style:font-size-asian="7.84999990463257pt" style:font-size-complex="9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font-size="9pt" style:font-size-asian="7.84999990463257pt" style:font-size-complex="9pt"/>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fo:font-size="9pt" style:font-size-asian="7.84999990463257pt" style:font-size-complex="9pt"/>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7.84999990463257pt" style:font-size-complex="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9pt" style:font-size-asian="7.84999990463257pt" style:font-size-complex="9pt"/>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ize="9pt" style:font-size-asian="7.84999990463257pt" style:font-size-complex="9pt"/>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ize="9pt" style:font-size-asian="7.84999990463257pt" style:font-size-complex="9pt"/>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fo:font-size="9pt" style:font-size-asian="7.84999990463257pt" style:font-size-complex="9pt"/>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fo:font-size="9pt" style:font-size-asian="7.84999990463257pt" style:font-size-complex="9pt"/>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fo:font-size="9pt" style:font-size-asian="7.84999990463257pt" style:font-size-complex="9pt"/>
    </style:style>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fo:font-size="9pt" style:font-size-asian="7.84999990463257pt" style:font-size-complex="9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text-properties fo:font-size="9pt" style:font-size-asian="7.84999990463257pt" style:font-size-complex="9pt"/>
    </style:style>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font-size="9pt" style:font-size-asian="7.84999990463257pt" style:font-size-complex="9pt"/>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font-size="9pt" style:font-size-asian="7.84999990463257pt" style:font-size-complex="9pt"/>
    </style:style>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text-properties fo:font-size="9pt" style:font-size-asian="7.84999990463257pt" style:font-size-complex="9pt"/>
    </style:style>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text-properties fo:font-size="9pt" style:font-size-asian="7.84999990463257pt" style:font-size-complex="9pt"/>
    </style:style>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9pt" fo:font-weight="bold" style:font-size-asian="7.84999990463257pt" style:font-weight-asian="bold" style:font-size-complex="9pt" style:font-weight-complex="bold"/>
    </style:style>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fo:font-size="9pt" style:font-size-asian="7.84999990463257pt" style:font-size-complex="9pt"/>
    </style:style>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text-properties fo:font-size="9pt" style:font-size-asian="7.84999990463257pt" style:font-size-complex="9pt"/>
    </style:style>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text-properties fo:font-size="9pt" style:font-size-asian="7.84999990463257pt" style:font-size-complex="9pt"/>
    </style:style>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9pt" style:font-size-asian="7.84999990463257pt" style:font-size-complex="9pt"/>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fo:font-size="9pt" style:font-size-asian="7.84999990463257pt" style:font-size-complex="9pt"/>
    </style:style>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fo:font-size="9pt" style:font-size-asian="7.84999990463257pt" style:font-size-complex="9pt"/>
    </style:style>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fo:font-size="9pt" style:font-size-asian="7.84999990463257pt" style:font-size-complex="9pt"/>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text-properties fo:font-size="9pt" style:font-size-asian="7.84999990463257pt" style:font-size-complex="9pt"/>
    </style:style>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text-properties fo:font-size="9pt" style:font-size-asian="7.84999990463257pt" style:font-size-complex="9pt"/>
    </style:style>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text-properties fo:font-size="9pt" style:font-size-asian="7.84999990463257pt" style:font-size-complex="9pt"/>
    </style:style>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fo:font-size="9pt" fo:font-weight="bold" style:font-size-asian="7.84999990463257pt" style:font-weight-asian="bold" style:font-size-complex="9pt" style:font-weight-complex="bold"/>
    </style:style>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text:style-name="ListLabel_20_2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number text:level="1" text:style-name="ListLabel_20_3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number text:level="1" text:style-name="ListLabel_20_9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text:style-name="ListLabel_20_10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number text:level="1" text:style-name="ListLabel_20_262"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bullet text:level="1" text:style-name="ListLabel_20_271"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bullet text:level="1" text:style-name="ListLabel_20_280"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bullet text:level="1" text:style-name="ListLabel_20_289"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bullet text:level="1" text:style-name="ListLabel_20_298"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bullet text:level="1" text:style-name="ListLabel_20_307"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bullet text:level="1" text:style-name="ListLabel_20_343"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bullet text:level="1" text:style-name="ListLabel_20_352" loext:num-list-format="•" style:num-suffix="•" text:bullet-char="•">
        <style:list-level-properties text:list-level-position-and-space-mode="label-alignment">
          <style:list-level-label-alignment text:label-followed-by="listtab" fo:text-indent="-0.15in" fo:margin-left="0.15in"/>
        </style:list-level-properties>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space"/>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gradient-name="gradient" draw:fill-hatch-name="hatch"/>
      <style:paragraph-properties fo:margin-top="0in" fo:margin-bottom="0in" style:contextual-spacing="false" fo:text-align="center" style:justify-single-word="false"/>
      <style:text-properties fo:font-size="9pt" officeooo:paragraph-rsid="001bb460" style:font-size-asian="9pt" style:font-size-complex="9pt"/>
    </style:style>
    <style:page-layout style:name="Mpm1" style:page-usage="mirrored">
      <style:page-layout-properties fo:page-width="5.5in" fo:page-height="8.5in" style:num-format="1" style:print-orientation="portrait" fo:margin-top="0.3in" fo:margin-bottom="0.2in" fo:margin-left="0.4in" fo:margin-right="0.3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4T19:00:53</meta:creation-date>
    <dc:date>2024-07-24T16:12:16.700679998</dc:date>
    <meta:generator>LibreOffice/7.3.7.2$Linux_X86_64 LibreOffice_project/30$Build-2</meta:generator>
    <meta:editing-duration>PT27M48S</meta:editing-duration>
    <meta:editing-cycles>5</meta:editing-cycles>
    <meta:document-statistic meta:table-count="2" meta:image-count="0" meta:object-count="0" meta:page-count="12" meta:paragraph-count="597" meta:word-count="5424" meta:character-count="29573" meta:non-whitespace-character-count="25155"/>
    <meta:user-defined meta:name="AppVersion">12.0000</meta:user-defined>
    <meta:template xlink:type="simple" xlink:actuate="onRequest" xlink:title="Normal.dotm" xlink:href=""/>
  </office:meta>
</office:document-meta>
</file>